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7.25pt"/>
    </style:style>
    <style:style style:name="co2" style:family="table-column">
      <style:table-column-properties fo:break-before="auto" style:column-width="81.95pt"/>
    </style:style>
    <style:style style:name="co3" style:family="table-column">
      <style:table-column-properties fo:break-before="auto" style:column-width="42.86pt"/>
    </style:style>
    <style:style style:name="co4" style:family="table-column">
      <style:table-column-properties fo:break-before="auto" style:column-width="44.7pt"/>
    </style:style>
    <style:style style:name="co5" style:family="table-column">
      <style:table-column-properties fo:break-before="auto" style:column-width="13.69pt"/>
    </style:style>
    <style:style style:name="co6" style:family="table-column">
      <style:table-column-properties fo:break-before="auto" style:column-width="58.34pt"/>
    </style:style>
    <style:style style:name="co7" style:family="table-column">
      <style:table-column-properties fo:break-before="auto" style:column-width="70.81pt"/>
    </style:style>
    <style:style style:name="co8" style:family="table-column">
      <style:table-column-properties fo:break-before="auto" style:column-width="39.15pt"/>
    </style:style>
    <style:style style:name="co9" style:family="table-column">
      <style:table-column-properties fo:break-before="auto" style:column-width="27.95pt"/>
    </style:style>
    <style:style style:name="co10" style:family="table-column">
      <style:table-column-properties fo:break-before="auto" style:column-width="67.04pt"/>
    </style:style>
    <style:style style:name="co11" style:family="table-column">
      <style:table-column-properties fo:break-before="auto" style:column-width="48.44pt"/>
    </style:style>
    <style:style style:name="co12" style:family="table-column">
      <style:table-column-properties fo:break-before="auto" style:column-width="105.56pt"/>
    </style:style>
    <style:style style:name="co13" style:family="table-column">
      <style:table-column-properties fo:break-before="auto" style:column-width="61.51pt"/>
    </style:style>
    <style:style style:name="co14" style:family="table-column">
      <style:table-column-properties fo:break-before="auto" style:column-width="41.61pt"/>
    </style:style>
    <style:style style:name="co15" style:family="table-column">
      <style:table-column-properties fo:break-before="auto" style:column-width="47.2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otfile_as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row table:style-name="ro1">
          <table:table-cell table:formula="of:=10^[.C1]" office:value-type="float" office:value="1E-016" calcext:value-type="float">
            <text:p>1E-16</text:p>
          </table:table-cell>
          <table:table-cell table:formula="of:=10^[.D1]" office:value-type="float" office:value="1.07975186206437E-017" calcext:value-type="float">
            <text:p>1.07975186206437E-17</text:p>
          </table:table-cell>
          <table:table-cell office:value-type="float" office:value="-16" calcext:value-type="float">
            <text:p>-16</text:p>
          </table:table-cell>
          <table:table-cell office:value-type="float" office:value="-16.966676038326" calcext:value-type="float">
            <text:p>-16.9666760383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0124" calcext:value-type="float">
            <text:p>-17.0124</text:p>
          </table:table-cell>
          <table:table-cell office:value-type="float" office:value="1E-016" calcext:value-type="float">
            <text:p>1E-16</text:p>
          </table:table-cell>
          <table:table-cell office:value-type="float" office:value="0.00000001" calcext:value-type="float">
            <text:p>0.0000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10^[.C2]" office:value-type="float" office:value="1.38038426460289E-016" calcext:value-type="float">
            <text:p>1.38038426460289E-16</text:p>
          </table:table-cell>
          <table:table-cell table:formula="of:=10^[.D2]" office:value-type="float" office:value="1.52415790275978E-017" calcext:value-type="float">
            <text:p>1.52415790275978E-17</text:p>
          </table:table-cell>
          <table:table-cell office:value-type="float" office:value="-15.86" calcext:value-type="float">
            <text:p>-15.86</text:p>
          </table:table-cell>
          <table:table-cell office:value-type="float" office:value="-16.816970037757" calcext:value-type="float">
            <text:p>-16.81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6.8627" calcext:value-type="float">
            <text:p>-16.8627</text:p>
          </table:table-cell>
          <table:table-cell office:value-type="float" office:value="1.380384264603E-016" calcext:value-type="float">
            <text:p>1.380384264603E-16</text:p>
          </table:table-cell>
          <table:table-cell office:value-type="float" office:value="0.00000001" calcext:value-type="float">
            <text:p>0.0000000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formula="of:=10^[.C3]" office:value-type="float" office:value="1.90546071796324E-016" calcext:value-type="float">
            <text:p>1.90546071796324E-16</text:p>
          </table:table-cell>
          <table:table-cell table:formula="of:=10^[.D3]" office:value-type="float" office:value="2.10392358573974E-017" calcext:value-type="float">
            <text:p>2.10392358573974E-17</text:p>
          </table:table-cell>
          <table:table-cell office:value-type="float" office:value="-15.72" calcext:value-type="float">
            <text:p>-15.72</text:p>
          </table:table-cell>
          <table:table-cell office:value-type="float" office:value="-16.676970037757" calcext:value-type="float">
            <text:p>-16.67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6.7227" calcext:value-type="float">
            <text:p>-16.7227</text:p>
          </table:table-cell>
          <table:table-cell office:value-type="float" office:value="1.905460717963E-016" calcext:value-type="float">
            <text:p>1.905460717963E-1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10^[.C4]" office:value-type="float" office:value="2.63026799189538E-016" calcext:value-type="float">
            <text:p>2.63026799189538E-16</text:p>
          </table:table-cell>
          <table:table-cell table:formula="of:=10^[.D4]" office:value-type="float" office:value="2.90422301168199E-017" calcext:value-type="float">
            <text:p>2.90422301168199E-17</text:p>
          </table:table-cell>
          <table:table-cell office:value-type="float" office:value="-15.58" calcext:value-type="float">
            <text:p>-15.58</text:p>
          </table:table-cell>
          <table:table-cell office:value-type="float" office:value="-16.536970037757" calcext:value-type="float">
            <text:p>-16.53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6.5827" calcext:value-type="float">
            <text:p>-16.5827</text:p>
          </table:table-cell>
          <table:table-cell office:value-type="float" office:value="2.630267991895E-016" calcext:value-type="float">
            <text:p>2.630267991895E-1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10^[.C5]" office:value-type="float" office:value="3.63078054770102E-016" calcext:value-type="float">
            <text:p>3.63078054770102E-16</text:p>
          </table:table-cell>
          <table:table-cell table:formula="of:=10^[.D5]" office:value-type="float" office:value="4.00894374622343E-017" calcext:value-type="float">
            <text:p>4.00894374622343E-17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6.396970037757" calcext:value-type="float">
            <text:p>-16.39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6.4427" calcext:value-type="float">
            <text:p>-16.4427</text:p>
          </table:table-cell>
          <table:table-cell office:value-type="float" office:value="3.630780547701E-016" calcext:value-type="float">
            <text:p>3.630780547701E-1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10^[.C6]" office:value-type="float" office:value="5.01187233627272E-016" calcext:value-type="float">
            <text:p>5.01187233627272E-16</text:p>
          </table:table-cell>
          <table:table-cell table:formula="of:=10^[.D6]" office:value-type="float" office:value="5.53388286496497E-017" calcext:value-type="float">
            <text:p>5.53388286496497E-17</text:p>
          </table:table-cell>
          <table:table-cell office:value-type="float" office:value="-15.3" calcext:value-type="float">
            <text:p>-15.3</text:p>
          </table:table-cell>
          <table:table-cell office:value-type="float" office:value="-16.256970037757" calcext:value-type="float">
            <text:p>-16.25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6.3027" calcext:value-type="float">
            <text:p>-16.3027</text:p>
          </table:table-cell>
          <table:table-cell office:value-type="float" office:value="5.011872336273E-016" calcext:value-type="float">
            <text:p>5.011872336273E-1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10^[.C7]" office:value-type="float" office:value="6.91830970918936E-016" calcext:value-type="float">
            <text:p>6.91830970918936E-16</text:p>
          </table:table-cell>
          <table:table-cell table:formula="of:=10^[.D7]" office:value-type="float" office:value="7.63888482895318E-017" calcext:value-type="float">
            <text:p>7.63888482895318E-17</text:p>
          </table:table-cell>
          <table:table-cell office:value-type="float" office:value="-15.16" calcext:value-type="float">
            <text:p>-15.16</text:p>
          </table:table-cell>
          <table:table-cell office:value-type="float" office:value="-16.116970037757" calcext:value-type="float">
            <text:p>-16.11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6.1627" calcext:value-type="float">
            <text:p>-16.1627</text:p>
          </table:table-cell>
          <table:table-cell office:value-type="float" office:value="6.918309709189E-016" calcext:value-type="float">
            <text:p>6.918309709189E-1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10^[.C8]" office:value-type="float" office:value="9.54992586021437E-016" calcext:value-type="float">
            <text:p>9.54992586021437E-16</text:p>
          </table:table-cell>
          <table:table-cell table:formula="of:=10^[.D8]" office:value-type="float" office:value="1.05445964170006E-016" calcext:value-type="float">
            <text:p>1.05445964170006E-16</text:p>
          </table:table-cell>
          <table:table-cell office:value-type="float" office:value="-15.02" calcext:value-type="float">
            <text:p>-15.02</text:p>
          </table:table-cell>
          <table:table-cell office:value-type="float" office:value="-15.976970037757" calcext:value-type="float">
            <text:p>-15.97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6.0227" calcext:value-type="float">
            <text:p>-16.0227</text:p>
          </table:table-cell>
          <table:table-cell office:value-type="float" office:value="9.549925860214E-016" calcext:value-type="float">
            <text:p>9.549925860214E-1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10^[.C9]" office:value-type="float" office:value="1.3182567385564E-015" calcext:value-type="float">
            <text:p>1.3182567385564E-15</text:p>
          </table:table-cell>
          <table:table-cell table:formula="of:=10^[.D9]" office:value-type="float" office:value="1.45555949706157E-016" calcext:value-type="float">
            <text:p>1.45555949706157E-16</text:p>
          </table:table-cell>
          <table:table-cell office:value-type="float" office:value="-14.88" calcext:value-type="float">
            <text:p>-14.88</text:p>
          </table:table-cell>
          <table:table-cell office:value-type="float" office:value="-15.836970037757" calcext:value-type="float">
            <text:p>-15.83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8827" calcext:value-type="float">
            <text:p>-15.8827</text:p>
          </table:table-cell>
          <table:table-cell office:value-type="float" office:value="1.318256738556E-015" calcext:value-type="float">
            <text:p>1.318256738556E-1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10^[.C10]" office:value-type="float" office:value="1.81970085860998E-015" calcext:value-type="float">
            <text:p>1.81970085860998E-15</text:p>
          </table:table-cell>
          <table:table-cell table:formula="of:=10^[.D10]" office:value-type="float" office:value="2.00923142593708E-016" calcext:value-type="float">
            <text:p>2.00923142593708E-16</text:p>
          </table:table-cell>
          <table:table-cell office:value-type="float" office:value="-14.74" calcext:value-type="float">
            <text:p>-14.74</text:p>
          </table:table-cell>
          <table:table-cell office:value-type="float" office:value="-15.696970037757" calcext:value-type="float">
            <text:p>-15.69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7427" calcext:value-type="float">
            <text:p>-15.7427</text:p>
          </table:table-cell>
          <table:table-cell office:value-type="float" office:value="1.81970085861E-015" calcext:value-type="float">
            <text:p>1.81970085861E-1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10^[.C11]" office:value-type="float" office:value="2.51188643150958E-015" calcext:value-type="float">
            <text:p>2.51188643150958E-15</text:p>
          </table:table-cell>
          <table:table-cell table:formula="of:=10^[.D11]" office:value-type="float" office:value="2.77351144430915E-016" calcext:value-type="float">
            <text:p>2.77351144430915E-16</text:p>
          </table:table-cell>
          <table:table-cell office:value-type="float" office:value="-14.6" calcext:value-type="float">
            <text:p>-14.6</text:p>
          </table:table-cell>
          <table:table-cell office:value-type="float" office:value="-15.556970037757" calcext:value-type="float">
            <text:p>-15.55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6027" calcext:value-type="float">
            <text:p>-15.6027</text:p>
          </table:table-cell>
          <table:table-cell office:value-type="float" office:value="2.51188643151E-015" calcext:value-type="float">
            <text:p>2.51188643151E-1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10^[.C12]" office:value-type="float" office:value="3.46736850452531E-015" calcext:value-type="float">
            <text:p>3.46736850452531E-15</text:p>
          </table:table-cell>
          <table:table-cell table:formula="of:=10^[.D12]" office:value-type="float" office:value="3.82851155542038E-016" calcext:value-type="float">
            <text:p>3.82851155542038E-16</text:p>
          </table:table-cell>
          <table:table-cell office:value-type="float" office:value="-14.46" calcext:value-type="float">
            <text:p>-14.46</text:p>
          </table:table-cell>
          <table:table-cell office:value-type="float" office:value="-15.416970037757" calcext:value-type="float">
            <text:p>-15.41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4627" calcext:value-type="float">
            <text:p>-15.4627</text:p>
          </table:table-cell>
          <table:table-cell office:value-type="float" office:value="3.467368504525E-015" calcext:value-type="float">
            <text:p>3.467368504525E-1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10^[.C13]" office:value-type="float" office:value="4.78630092322638E-015" calcext:value-type="float">
            <text:p>4.78630092322638E-15</text:p>
          </table:table-cell>
          <table:table-cell table:formula="of:=10^[.D13]" office:value-type="float" office:value="5.28481710795261E-016" calcext:value-type="float">
            <text:p>5.28481710795261E-16</text:p>
          </table:table-cell>
          <table:table-cell office:value-type="float" office:value="-14.32" calcext:value-type="float">
            <text:p>-14.32</text:p>
          </table:table-cell>
          <table:table-cell office:value-type="float" office:value="-15.276970037757" calcext:value-type="float">
            <text:p>-15.27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3227" calcext:value-type="float">
            <text:p>-15.3227</text:p>
          </table:table-cell>
          <table:table-cell office:value-type="float" office:value="4.786300923226E-015" calcext:value-type="float">
            <text:p>4.786300923226E-1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10^[.C14]" office:value-type="float" office:value="6.60693448007596E-015" calcext:value-type="float">
            <text:p>6.60693448007596E-15</text:p>
          </table:table-cell>
          <table:table-cell table:formula="of:=10^[.D14]" office:value-type="float" office:value="7.29507837712192E-016" calcext:value-type="float">
            <text:p>7.29507837712192E-16</text:p>
          </table:table-cell>
          <table:table-cell office:value-type="float" office:value="-14.18" calcext:value-type="float">
            <text:p>-14.18</text:p>
          </table:table-cell>
          <table:table-cell office:value-type="float" office:value="-15.136970037757" calcext:value-type="float">
            <text:p>-15.13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1827" calcext:value-type="float">
            <text:p>-15.1827</text:p>
          </table:table-cell>
          <table:table-cell office:value-type="float" office:value="6.606934480076E-015" calcext:value-type="float">
            <text:p>6.606934480076E-1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10^[.C15]" office:value-type="float" office:value="9.12010839355911E-015" calcext:value-type="float">
            <text:p>9.12010839355911E-15</text:p>
          </table:table-cell>
          <table:table-cell table:formula="of:=10^[.D15]" office:value-type="float" office:value="1.00700114008238E-015" calcext:value-type="float">
            <text:p>1.00700114008238E-15</text:p>
          </table:table-cell>
          <table:table-cell office:value-type="float" office:value="-14.04" calcext:value-type="float">
            <text:p>-14.04</text:p>
          </table:table-cell>
          <table:table-cell office:value-type="float" office:value="-14.996970037757" calcext:value-type="float">
            <text:p>-14.99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0427" calcext:value-type="float">
            <text:p>-15.0427</text:p>
          </table:table-cell>
          <table:table-cell office:value-type="float" office:value="9.120108393559E-015" calcext:value-type="float">
            <text:p>9.120108393559E-1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10^[.C16]" office:value-type="float" office:value="0.0000000000000125892541179417" calcext:value-type="float">
            <text:p>1.25892541179417E-14</text:p>
          </table:table-cell>
          <table:table-cell table:formula="of:=10^[.D16]" office:value-type="float" office:value="1.39004852820689E-015" calcext:value-type="float">
            <text:p>1.39004852820689E-15</text:p>
          </table:table-cell>
          <table:table-cell office:value-type="float" office:value="-13.9" calcext:value-type="float">
            <text:p>-13.9</text:p>
          </table:table-cell>
          <table:table-cell office:value-type="float" office:value="-14.856970037757" calcext:value-type="float">
            <text:p>-14.85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.9027" calcext:value-type="float">
            <text:p>-14.9027</text:p>
          </table:table-cell>
          <table:table-cell office:value-type="float" office:value="0.00000000000001258925411794" calcext:value-type="float">
            <text:p>1.258925411794E-14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10^[.C17]" office:value-type="float" office:value="0.0000000000000173780082874938" calcext:value-type="float">
            <text:p>1.73780082874938E-14</text:p>
          </table:table-cell>
          <table:table-cell table:formula="of:=10^[.D17]" office:value-type="float" office:value="1.91880111537119E-015" calcext:value-type="float">
            <text:p>1.91880111537119E-15</text:p>
          </table:table-cell>
          <table:table-cell office:value-type="float" office:value="-13.76" calcext:value-type="float">
            <text:p>-13.76</text:p>
          </table:table-cell>
          <table:table-cell office:value-type="float" office:value="-14.716970037757" calcext:value-type="float">
            <text:p>-14.71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.7627" calcext:value-type="float">
            <text:p>-14.7627</text:p>
          </table:table-cell>
          <table:table-cell office:value-type="float" office:value="0.00000000000001737800828749" calcext:value-type="float">
            <text:p>1.737800828749E-14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10^[.C18]" office:value-type="float" office:value="0.0000000000000239883291901949" calcext:value-type="float">
            <text:p>2.39883291901949E-14</text:p>
          </table:table-cell>
          <table:table-cell table:formula="of:=10^[.D18]" office:value-type="float" office:value="2.64868286656085E-015" calcext:value-type="float">
            <text:p>2.64868286656085E-15</text:p>
          </table:table-cell>
          <table:table-cell office:value-type="float" office:value="-13.62" calcext:value-type="float">
            <text:p>-13.62</text:p>
          </table:table-cell>
          <table:table-cell office:value-type="float" office:value="-14.576970037757" calcext:value-type="float">
            <text:p>-14.57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.6227" calcext:value-type="float">
            <text:p>-14.6227</text:p>
          </table:table-cell>
          <table:table-cell office:value-type="float" office:value="0.0000000000000239883291902" calcext:value-type="float">
            <text:p>2.39883291902E-14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10^[.C19]" office:value-type="float" office:value="0.0000000000000331131121482591" calcext:value-type="float">
            <text:p>3.31131121482591E-14</text:p>
          </table:table-cell>
          <table:table-cell table:formula="of:=10^[.D19]" office:value-type="float" office:value="3.65620015092386E-015" calcext:value-type="float">
            <text:p>3.65620015092386E-15</text:p>
          </table:table-cell>
          <table:table-cell office:value-type="float" office:value="-13.48" calcext:value-type="float">
            <text:p>-13.48</text:p>
          </table:table-cell>
          <table:table-cell office:value-type="float" office:value="-14.436970037757" calcext:value-type="float">
            <text:p>-14.43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.4827" calcext:value-type="float">
            <text:p>-14.4827</text:p>
          </table:table-cell>
          <table:table-cell office:value-type="float" office:value="0.00000000000003311311214826" calcext:value-type="float">
            <text:p>3.311311214826E-14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10^[.C20]" office:value-type="float" office:value="0.0000000000000457088189614875" calcext:value-type="float">
            <text:p>4.57088189614875E-14</text:p>
          </table:table-cell>
          <table:table-cell table:formula="of:=10^[.D20]" office:value-type="float" office:value="5.046961156574E-015" calcext:value-type="float">
            <text:p>5.046961156574E-15</text:p>
          </table:table-cell>
          <table:table-cell office:value-type="float" office:value="-13.34" calcext:value-type="float">
            <text:p>-13.34</text:p>
          </table:table-cell>
          <table:table-cell office:value-type="float" office:value="-14.296970037757" calcext:value-type="float">
            <text:p>-14.29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.3427" calcext:value-type="float">
            <text:p>-14.3427</text:p>
          </table:table-cell>
          <table:table-cell office:value-type="float" office:value="0.00000000000004570881896149" calcext:value-type="float">
            <text:p>4.570881896149E-14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10^[.C21]" office:value-type="float" office:value="0.0000000000000630957344480194" calcext:value-type="float">
            <text:p>6.30957344480194E-14</text:p>
          </table:table-cell>
          <table:table-cell table:formula="of:=10^[.D21]" office:value-type="float" office:value="6.9667457645967E-015" calcext:value-type="float">
            <text:p>6.9667457645967E-15</text:p>
          </table:table-cell>
          <table:table-cell office:value-type="float" office:value="-13.2" calcext:value-type="float">
            <text:p>-13.2</text:p>
          </table:table-cell>
          <table:table-cell office:value-type="float" office:value="-14.156970037757" calcext:value-type="float">
            <text:p>-14.15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.2027" calcext:value-type="float">
            <text:p>-14.2027</text:p>
          </table:table-cell>
          <table:table-cell office:value-type="float" office:value="0.00000000000006309573444802" calcext:value-type="float">
            <text:p>6.309573444802E-14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10^[.C22]" office:value-type="float" office:value="0.000000000000087096358995608" calcext:value-type="float">
            <text:p>8.7096358995608E-14</text:p>
          </table:table-cell>
          <table:table-cell table:formula="of:=10^[.D22]" office:value-type="float" office:value="9.61678622893809E-015" calcext:value-type="float">
            <text:p>9.61678622893809E-15</text:p>
          </table:table-cell>
          <table:table-cell office:value-type="float" office:value="-13.06" calcext:value-type="float">
            <text:p>-13.06</text:p>
          </table:table-cell>
          <table:table-cell office:value-type="float" office:value="-14.016970037757" calcext:value-type="float">
            <text:p>-14.01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.0627" calcext:value-type="float">
            <text:p>-14.0627</text:p>
          </table:table-cell>
          <table:table-cell office:value-type="float" office:value="0.00000000000008709635899561" calcext:value-type="float">
            <text:p>8.709635899561E-14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10^[.C23]" office:value-type="float" office:value="0.000000000000120226443461741" calcext:value-type="float">
            <text:p>1.20226443461741E-13</text:p>
          </table:table-cell>
          <table:table-cell table:formula="of:=10^[.D23]" office:value-type="float" office:value="0.0000000000000132748603864759" calcext:value-type="float">
            <text:p>1.32748603864759E-14</text:p>
          </table:table-cell>
          <table:table-cell office:value-type="float" office:value="-12.92" calcext:value-type="float">
            <text:p>-12.92</text:p>
          </table:table-cell>
          <table:table-cell office:value-type="float" office:value="-13.876970037757" calcext:value-type="float">
            <text:p>-13.87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9227" calcext:value-type="float">
            <text:p>-13.9227</text:p>
          </table:table-cell>
          <table:table-cell office:value-type="float" office:value="0.0000000000001202264434617" calcext:value-type="float">
            <text:p>1.202264434617E-13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10^[.C24]" office:value-type="float" office:value="0.000000000000165958690743756" calcext:value-type="float">
            <text:p>1.65958690743756E-13</text:p>
          </table:table-cell>
          <table:table-cell table:formula="of:=10^[.D24]" office:value-type="float" office:value="0.0000000000000183244083922914" calcext:value-type="float">
            <text:p>1.83244083922914E-14</text:p>
          </table:table-cell>
          <table:table-cell office:value-type="float" office:value="-12.78" calcext:value-type="float">
            <text:p>-12.78</text:p>
          </table:table-cell>
          <table:table-cell office:value-type="float" office:value="-13.736970037757" calcext:value-type="float">
            <text:p>-13.73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7827" calcext:value-type="float">
            <text:p>-13.7827</text:p>
          </table:table-cell>
          <table:table-cell office:value-type="float" office:value="0.0000000000001659586907438" calcext:value-type="float">
            <text:p>1.659586907438E-13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10^[.C25]" office:value-type="float" office:value="0.000000000000229086765276777" calcext:value-type="float">
            <text:p>2.29086765276777E-13</text:p>
          </table:table-cell>
          <table:table-cell table:formula="of:=10^[.D25]" office:value-type="float" office:value="0.0000000000000252947250028762" calcext:value-type="float">
            <text:p>2.52947250028762E-14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3.596970037757" calcext:value-type="float">
            <text:p>-13.59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6427" calcext:value-type="float">
            <text:p>-13.6427</text:p>
          </table:table-cell>
          <table:table-cell office:value-type="float" office:value="0.0000000000002290867652768" calcext:value-type="float">
            <text:p>2.290867652768E-13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10^[.C26]" office:value-type="float" office:value="0.000000000000316227766016838" calcext:value-type="float">
            <text:p>3.16227766016838E-13</text:p>
          </table:table-cell>
          <table:table-cell table:formula="of:=10^[.D26]" office:value-type="float" office:value="0.0000000000000349164403714275" calcext:value-type="float">
            <text:p>3.49164403714275E-14</text:p>
          </table:table-cell>
          <table:table-cell office:value-type="float" office:value="-12.5" calcext:value-type="float">
            <text:p>-12.5</text:p>
          </table:table-cell>
          <table:table-cell office:value-type="float" office:value="-13.456970037757" calcext:value-type="float">
            <text:p>-13.45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5027" calcext:value-type="float">
            <text:p>-13.5027</text:p>
          </table:table-cell>
          <table:table-cell office:value-type="float" office:value="0.0000000000003162277660168" calcext:value-type="float">
            <text:p>3.162277660168E-13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10^[.C27]" office:value-type="float" office:value="0.000000000000436515832240167" calcext:value-type="float">
            <text:p>4.36515832240167E-13</text:p>
          </table:table-cell>
          <table:table-cell table:formula="of:=10^[.D27]" office:value-type="float" office:value="0.0000000000000481981048646633" calcext:value-type="float">
            <text:p>4.81981048646633E-14</text:p>
          </table:table-cell>
          <table:table-cell office:value-type="float" office:value="-12.36" calcext:value-type="float">
            <text:p>-12.36</text:p>
          </table:table-cell>
          <table:table-cell office:value-type="float" office:value="-13.316970037757" calcext:value-type="float">
            <text:p>-13.31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3627" calcext:value-type="float">
            <text:p>-13.3627</text:p>
          </table:table-cell>
          <table:table-cell office:value-type="float" office:value="0.0000000000004365158322402" calcext:value-type="float">
            <text:p>4.365158322402E-13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10^[.C28]" office:value-type="float" office:value="0.000000000000602559586074357" calcext:value-type="float">
            <text:p>6.02559586074357E-13</text:p>
          </table:table-cell>
          <table:table-cell table:formula="of:=10^[.D28]" office:value-type="float" office:value="0.000000000000066531905538861" calcext:value-type="float">
            <text:p>6.6531905538861E-14</text:p>
          </table:table-cell>
          <table:table-cell office:value-type="float" office:value="-12.22" calcext:value-type="float">
            <text:p>-12.22</text:p>
          </table:table-cell>
          <table:table-cell office:value-type="float" office:value="-13.176970037757" calcext:value-type="float">
            <text:p>-13.17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2227" calcext:value-type="float">
            <text:p>-13.2227</text:p>
          </table:table-cell>
          <table:table-cell office:value-type="float" office:value="0.0000000000006025595860744" calcext:value-type="float">
            <text:p>6.025595860744E-13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10^[.C29]" office:value-type="float" office:value="0.000000000000831763771102671" calcext:value-type="float">
            <text:p>8.31763771102671E-13</text:p>
          </table:table-cell>
          <table:table-cell table:formula="of:=10^[.D29]" office:value-type="float" office:value="0.0000000000000918395954998893" calcext:value-type="float">
            <text:p>9.18395954998893E-14</text:p>
          </table:table-cell>
          <table:table-cell office:value-type="float" office:value="-12.08" calcext:value-type="float">
            <text:p>-12.08</text:p>
          </table:table-cell>
          <table:table-cell office:value-type="float" office:value="-13.036970037757" calcext:value-type="float">
            <text:p>-13.03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.0827" calcext:value-type="float">
            <text:p>-13.0827</text:p>
          </table:table-cell>
          <table:table-cell office:value-type="float" office:value="0.0000000000008317637711027" calcext:value-type="float">
            <text:p>8.317637711027E-13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10^[.C30]" office:value-type="float" office:value="0.00000000000114815362149688" calcext:value-type="float">
            <text:p>1.14815362149688E-12</text:p>
          </table:table-cell>
          <table:table-cell table:formula="of:=10^[.D30]" office:value-type="float" office:value="0.000000000000126773932495541" calcext:value-type="float">
            <text:p>1.26773932495541E-13</text:p>
          </table:table-cell>
          <table:table-cell office:value-type="float" office:value="-11.94" calcext:value-type="float">
            <text:p>-11.94</text:p>
          </table:table-cell>
          <table:table-cell office:value-type="float" office:value="-12.896970037757" calcext:value-type="float">
            <text:p>-12.89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.9427" calcext:value-type="float">
            <text:p>-12.9427</text:p>
          </table:table-cell>
          <table:table-cell office:value-type="float" office:value="0.000000000001148153621497" calcext:value-type="float">
            <text:p>1.148153621497E-12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10^[.C31]" office:value-type="float" office:value="0.00000000000158489319246111" calcext:value-type="float">
            <text:p>1.58489319246111E-12</text:p>
          </table:table-cell>
          <table:table-cell table:formula="of:=10^[.D31]" office:value-type="float" office:value="0.000000000000174996741578673" calcext:value-type="float">
            <text:p>1.74996741578673E-13</text:p>
          </table:table-cell>
          <table:table-cell office:value-type="float" office:value="-11.8" calcext:value-type="float">
            <text:p>-11.8</text:p>
          </table:table-cell>
          <table:table-cell office:value-type="float" office:value="-12.756970037757" calcext:value-type="float">
            <text:p>-12.75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.8027" calcext:value-type="float">
            <text:p>-12.8027</text:p>
          </table:table-cell>
          <table:table-cell office:value-type="float" office:value="0.000000000001584893192461" calcext:value-type="float">
            <text:p>1.584893192461E-12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10^[.C32]" office:value-type="float" office:value="0.00000000000218776162394955" calcext:value-type="float">
            <text:p>2.18776162394955E-12</text:p>
          </table:table-cell>
          <table:table-cell table:formula="of:=10^[.D32]" office:value-type="float" office:value="0.00000000000021252493370168" calcext:value-type="float">
            <text:p>2.1252493370168E-13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2.672590110631" calcext:value-type="float">
            <text:p>-12.672590110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.7183" calcext:value-type="float">
            <text:p>-12.7183</text:p>
          </table:table-cell>
          <table:table-cell office:value-type="float" office:value="0.00000000000218776162395" calcext:value-type="float">
            <text:p>2.18776162395E-12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10^[.C33]" office:value-type="float" office:value="0.00000000000301995172040202" calcext:value-type="float">
            <text:p>3.01995172040202E-12</text:p>
          </table:table-cell>
          <table:table-cell table:formula="of:=10^[.D33]" office:value-type="float" office:value="0.000000000000253126698764871" calcext:value-type="float">
            <text:p>2.53126698764871E-13</text:p>
          </table:table-cell>
          <table:table-cell office:value-type="float" office:value="-11.52" calcext:value-type="float">
            <text:p>-11.52</text:p>
          </table:table-cell>
          <table:table-cell office:value-type="float" office:value="-12.596662044827" calcext:value-type="float">
            <text:p>-12.596662044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.6424" calcext:value-type="float">
            <text:p>-12.6424</text:p>
          </table:table-cell>
          <table:table-cell office:value-type="float" office:value="0.000000000003019951720402" calcext:value-type="float">
            <text:p>3.019951720402E-12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10^[.C34]" office:value-type="float" office:value="0.00000000000416869383470335" calcext:value-type="float">
            <text:p>4.16869383470335E-12</text:p>
          </table:table-cell>
          <table:table-cell table:formula="of:=10^[.D34]" office:value-type="float" office:value="0.000000000000315485210819695" calcext:value-type="float">
            <text:p>3.15485210819695E-13</text:p>
          </table:table-cell>
          <table:table-cell office:value-type="float" office:value="-11.38" calcext:value-type="float">
            <text:p>-11.38</text:p>
          </table:table-cell>
          <table:table-cell office:value-type="float" office:value="-12.501020994613" calcext:value-type="float">
            <text:p>-12.501020994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.5468" calcext:value-type="float">
            <text:p>-12.5468</text:p>
          </table:table-cell>
          <table:table-cell office:value-type="float" office:value="0.000000000004168693834704" calcext:value-type="float">
            <text:p>4.168693834704E-12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10^[.C35]" office:value-type="float" office:value="0.00000000000575439937337157" calcext:value-type="float">
            <text:p>5.75439937337157E-12</text:p>
          </table:table-cell>
          <table:table-cell table:formula="of:=10^[.D35]" office:value-type="float" office:value="0.000000000000448459978070699" calcext:value-type="float">
            <text:p>4.48459978070699E-13</text:p>
          </table:table-cell>
          <table:table-cell office:value-type="float" office:value="-11.24" calcext:value-type="float">
            <text:p>-11.24</text:p>
          </table:table-cell>
          <table:table-cell office:value-type="float" office:value="-12.348276308648" calcext:value-type="float">
            <text:p>-12.348276308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.394" calcext:value-type="float">
            <text:p>-12.394</text:p>
          </table:table-cell>
          <table:table-cell office:value-type="float" office:value="0.000000000005754399373372" calcext:value-type="float">
            <text:p>5.754399373372E-12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10^[.C36]" office:value-type="float" office:value="0.00000000000794328234724282" calcext:value-type="float">
            <text:p>7.94328234724282E-12</text:p>
          </table:table-cell>
          <table:table-cell table:formula="of:=10^[.D36]" office:value-type="float" office:value="0.000000000000638088024050948" calcext:value-type="float">
            <text:p>6.38088024050948E-13</text:p>
          </table:table-cell>
          <table:table-cell office:value-type="float" office:value="-11.1" calcext:value-type="float">
            <text:p>-11.1</text:p>
          </table:table-cell>
          <table:table-cell office:value-type="float" office:value="-12.195119406353" calcext:value-type="float">
            <text:p>-12.1951194064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.2409" calcext:value-type="float">
            <text:p>-12.2409</text:p>
          </table:table-cell>
          <table:table-cell office:value-type="float" office:value="0.000000000007943282347243" calcext:value-type="float">
            <text:p>7.943282347243E-12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10^[.C37]" office:value-type="float" office:value="0.0000000000109647819614318" calcext:value-type="float">
            <text:p>1.09647819614318E-11</text:p>
          </table:table-cell>
          <table:table-cell table:formula="of:=10^[.D37]" office:value-type="float" office:value="0.000000000000876860060417508" calcext:value-type="float">
            <text:p>8.76860060417508E-13</text:p>
          </table:table-cell>
          <table:table-cell office:value-type="float" office:value="-10.96" calcext:value-type="float">
            <text:p>-10.96</text:p>
          </table:table-cell>
          <table:table-cell office:value-type="float" office:value="-12.057069710896" calcext:value-type="float">
            <text:p>-12.0570697109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.1028" calcext:value-type="float">
            <text:p>-12.1028</text:p>
          </table:table-cell>
          <table:table-cell office:value-type="float" office:value="0.00000000001096478196143" calcext:value-type="float">
            <text:p>1.096478196143E-1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10^[.C38]" office:value-type="float" office:value="0.0000000000151356124843621" calcext:value-type="float">
            <text:p>1.51356124843621E-11</text:p>
          </table:table-cell>
          <table:table-cell table:formula="of:=10^[.D38]" office:value-type="float" office:value="0.00000000000133647319069976" calcext:value-type="float">
            <text:p>1.33647319069976E-12</text:p>
          </table:table-cell>
          <table:table-cell office:value-type="float" office:value="-10.82" calcext:value-type="float">
            <text:p>-10.82</text:p>
          </table:table-cell>
          <table:table-cell office:value-type="float" office:value="-11.874039748653" calcext:value-type="float">
            <text:p>-11.8740397487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1.8951" calcext:value-type="float">
            <text:p>-11.8951</text:p>
          </table:table-cell>
          <table:table-cell office:value-type="float" office:value="0.00000000001513561248436" calcext:value-type="float">
            <text:p>1.513561248436E-1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10^[.C39]" office:value-type="float" office:value="0.0000000000208929613085404" calcext:value-type="float">
            <text:p>2.08929613085404E-11</text:p>
          </table:table-cell>
          <table:table-cell table:formula="of:=10^[.D39]" office:value-type="float" office:value="0.00000000000203699617543162" calcext:value-type="float">
            <text:p>2.03699617543162E-12</text:p>
          </table:table-cell>
          <table:table-cell office:value-type="float" office:value="-10.68" calcext:value-type="float">
            <text:p>-10.68</text:p>
          </table:table-cell>
          <table:table-cell office:value-type="float" office:value="-11.69100978641" calcext:value-type="float">
            <text:p>-11.6910097864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1.7067" calcext:value-type="float">
            <text:p>-11.7067</text:p>
          </table:table-cell>
          <table:table-cell office:value-type="float" office:value="0.00000000002089296130854" calcext:value-type="float">
            <text:p>2.089296130854E-1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10^[.C40]" office:value-type="float" office:value="0.0000000000288403150312661" calcext:value-type="float">
            <text:p>2.88403150312661E-11</text:p>
          </table:table-cell>
          <table:table-cell table:formula="of:=10^[.D40]" office:value-type="float" office:value="0.00000000000286253355736226" calcext:value-type="float">
            <text:p>2.86253355736226E-12</text:p>
          </table:table-cell>
          <table:table-cell office:value-type="float" office:value="-10.54" calcext:value-type="float">
            <text:p>-10.54</text:p>
          </table:table-cell>
          <table:table-cell office:value-type="float" office:value="-11.543249413406" calcext:value-type="float">
            <text:p>-11.5432494134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1.589" calcext:value-type="float">
            <text:p>-11.589</text:p>
          </table:table-cell>
          <table:table-cell office:value-type="float" office:value="0.00000000002884031503127" calcext:value-type="float">
            <text:p>2.884031503127E-1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10^[.C41]" office:value-type="float" office:value="0.0000000000398107170553497" calcext:value-type="float">
            <text:p>3.98107170553497E-11</text:p>
          </table:table-cell>
          <table:table-cell table:formula="of:=10^[.D41]" office:value-type="float" office:value="0.00000000000365254869757932" calcext:value-type="float">
            <text:p>3.65254869757932E-12</text:p>
          </table:table-cell>
          <table:table-cell office:value-type="float" office:value="-10.4" calcext:value-type="float">
            <text:p>-10.4</text:p>
          </table:table-cell>
          <table:table-cell office:value-type="float" office:value="-11.437403985127" calcext:value-type="float">
            <text:p>-11.4374039851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1.4832" calcext:value-type="float">
            <text:p>-11.4832</text:p>
          </table:table-cell>
          <table:table-cell office:value-type="float" office:value="0.00000000003981071705535" calcext:value-type="float">
            <text:p>3.981071705535E-1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10^[.C42]" office:value-type="float" office:value="0.0000000000549540873857625" calcext:value-type="float">
            <text:p>5.49540873857625E-11</text:p>
          </table:table-cell>
          <table:table-cell table:formula="of:=10^[.D42]" office:value-type="float" office:value="0.00000000000478647557420619" calcext:value-type="float">
            <text:p>4.78647557420619E-12</text:p>
          </table:table-cell>
          <table:table-cell office:value-type="float" office:value="-10.26" calcext:value-type="float">
            <text:p>-10.26</text:p>
          </table:table-cell>
          <table:table-cell office:value-type="float" office:value="-11.319984152987" calcext:value-type="float">
            <text:p>-11.319984153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1.3657" calcext:value-type="float">
            <text:p>-11.3657</text:p>
          </table:table-cell>
          <table:table-cell office:value-type="float" office:value="0.00000000005495408738577" calcext:value-type="float">
            <text:p>5.495408738577E-1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10^[.C43]" office:value-type="float" office:value="0.0000000000758577575029185" calcext:value-type="float">
            <text:p>7.58577575029185E-11</text:p>
          </table:table-cell>
          <table:table-cell table:formula="of:=10^[.D43]" office:value-type="float" office:value="0.00000000000668158031473404" calcext:value-type="float">
            <text:p>6.68158031473404E-12</text:p>
          </table:table-cell>
          <table:table-cell office:value-type="float" office:value="-10.12" calcext:value-type="float">
            <text:p>-10.12</text:p>
          </table:table-cell>
          <table:table-cell office:value-type="float" office:value="-11.175120806866" calcext:value-type="float">
            <text:p>-11.1751208069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1.2209" calcext:value-type="float">
            <text:p>-11.2209</text:p>
          </table:table-cell>
          <table:table-cell office:value-type="float" office:value="0.00000000007585775750292" calcext:value-type="float">
            <text:p>7.585775750292E-1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10^[.C44]" office:value-type="float" office:value="0.00000000010471285480509" calcext:value-type="float">
            <text:p>1.0471285480509E-10</text:p>
          </table:table-cell>
          <table:table-cell table:formula="of:=10^[.D44]" office:value-type="float" office:value="0.0000000000098175826366164" calcext:value-type="float">
            <text:p>9.8175826366164E-12</text:p>
          </table:table-cell>
          <table:table-cell office:value-type="float" office:value="-9.98" calcext:value-type="float">
            <text:p>-9.98</text:p>
          </table:table-cell>
          <table:table-cell office:value-type="float" office:value="-11.007995434496" calcext:value-type="float">
            <text:p>-11.0079954345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1.0297" calcext:value-type="float">
            <text:p>-11.0297</text:p>
          </table:table-cell>
          <table:table-cell office:value-type="float" office:value="0.0000000001047128548051" calcext:value-type="float">
            <text:p>1.047128548051E-10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10^[.C45]" office:value-type="float" office:value="0.000000000144543977074593" calcext:value-type="float">
            <text:p>1.44543977074593E-10</text:p>
          </table:table-cell>
          <table:table-cell table:formula="of:=10^[.D45]" office:value-type="float" office:value="0.0000000000149635461615616" calcext:value-type="float">
            <text:p>1.49635461615616E-11</text:p>
          </table:table-cell>
          <table:table-cell office:value-type="float" office:value="-9.84" calcext:value-type="float">
            <text:p>-9.84</text:p>
          </table:table-cell>
          <table:table-cell office:value-type="float" office:value="-10.824965472254" calcext:value-type="float">
            <text:p>-10.8249654723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.8501" calcext:value-type="float">
            <text:p>-10.8501</text:p>
          </table:table-cell>
          <table:table-cell office:value-type="float" office:value="0.0000000001445439770746" calcext:value-type="float">
            <text:p>1.445439770746E-10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10^[.C46]" office:value-type="float" office:value="0.000000000199526231496888" calcext:value-type="float">
            <text:p>1.99526231496888E-10</text:p>
          </table:table-cell>
          <table:table-cell table:formula="of:=10^[.D46]" office:value-type="float" office:value="0.0000000000220307844954568" calcext:value-type="float">
            <text:p>2.20307844954568E-11</text:p>
          </table:table-cell>
          <table:table-cell office:value-type="float" office:value="-9.7" calcext:value-type="float">
            <text:p>-9.7</text:p>
          </table:table-cell>
          <table:table-cell office:value-type="float" office:value="-10.656970037757" calcext:value-type="float">
            <text:p>-10.65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.7027" calcext:value-type="float">
            <text:p>-10.7027</text:p>
          </table:table-cell>
          <table:table-cell office:value-type="float" office:value="0.0000000001995262314969" calcext:value-type="float">
            <text:p>1.995262314969E-10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10^[.C47]" office:value-type="float" office:value="0.000000000275422870333816" calcext:value-type="float">
            <text:p>2.75422870333816E-10</text:p>
          </table:table-cell>
          <table:table-cell table:formula="of:=10^[.D47]" office:value-type="float" office:value="0.0000000000304109482543859" calcext:value-type="float">
            <text:p>3.04109482543859E-11</text:p>
          </table:table-cell>
          <table:table-cell office:value-type="float" office:value="-9.56" calcext:value-type="float">
            <text:p>-9.56</text:p>
          </table:table-cell>
          <table:table-cell office:value-type="float" office:value="-10.516970037757" calcext:value-type="float">
            <text:p>-10.51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.5627" calcext:value-type="float">
            <text:p>-10.5627</text:p>
          </table:table-cell>
          <table:table-cell office:value-type="float" office:value="0.0000000002754228703338" calcext:value-type="float">
            <text:p>2.754228703338E-10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10^[.C48]" office:value-type="float" office:value="0.000000000380189396320561" calcext:value-type="float">
            <text:p>3.80189396320561E-10</text:p>
          </table:table-cell>
          <table:table-cell table:formula="of:=10^[.D48]" office:value-type="float" office:value="0.0000000000419787944420069" calcext:value-type="float">
            <text:p>4.19787944420069E-11</text:p>
          </table:table-cell>
          <table:table-cell office:value-type="float" office:value="-9.42" calcext:value-type="float">
            <text:p>-9.42</text:p>
          </table:table-cell>
          <table:table-cell office:value-type="float" office:value="-10.376970037757" calcext:value-type="float">
            <text:p>-10.37697003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.4227" calcext:value-type="float">
            <text:p>-10.4227</text:p>
          </table:table-cell>
          <table:table-cell office:value-type="float" office:value="0.0000000003801893963206" calcext:value-type="float">
            <text:p>3.801893963206E-10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10^[.C49]" office:value-type="float" office:value="0.000000000524807460249773" calcext:value-type="float">
            <text:p>5.24807460249773E-10</text:p>
          </table:table-cell>
          <table:table-cell table:formula="of:=10^[.D49]" office:value-type="float" office:value="0.0000000000473740585433361" calcext:value-type="float">
            <text:p>4.73740585433361E-11</text:p>
          </table:table-cell>
          <table:table-cell office:value-type="float" office:value="-9.28" calcext:value-type="float">
            <text:p>-9.28</text:p>
          </table:table-cell>
          <table:table-cell office:value-type="float" office:value="-10.324459407599" calcext:value-type="float">
            <text:p>-10.324459407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.3702" calcext:value-type="float">
            <text:p>-10.3702</text:p>
          </table:table-cell>
          <table:table-cell office:value-type="float" office:value="0.0000000005248074602498" calcext:value-type="float">
            <text:p>5.248074602498E-10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10^[.C50]" office:value-type="float" office:value="0.000000000724435960074989" calcext:value-type="float">
            <text:p>7.24435960074989E-10</text:p>
          </table:table-cell>
          <table:table-cell table:formula="of:=10^[.D50]" office:value-type="float" office:value="0.0000000000529793773742251" calcext:value-type="float">
            <text:p>5.29793773742251E-11</text:p>
          </table:table-cell>
          <table:table-cell office:value-type="float" office:value="-9.14" calcext:value-type="float">
            <text:p>-9.14</text:p>
          </table:table-cell>
          <table:table-cell office:value-type="float" office:value="-10.275893149937" calcext:value-type="float">
            <text:p>-10.2758931499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.3217" calcext:value-type="float">
            <text:p>-10.3217</text:p>
          </table:table-cell>
          <table:table-cell office:value-type="float" office:value="0.000000000724435960075" calcext:value-type="float">
            <text:p>7.24435960075E-10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10^[.C51]" office:value-type="float" office:value="0.000000001" calcext:value-type="float">
            <text:p>0.000000001</text:p>
          </table:table-cell>
          <table:table-cell table:formula="of:=10^[.D51]" office:value-type="float" office:value="0.0000000000160081813458419" calcext:value-type="float">
            <text:p>1.60081813458419E-11</text:p>
          </table:table-cell>
          <table:table-cell office:value-type="float" office:value="-9" calcext:value-type="float">
            <text:p>-9</text:p>
          </table:table-cell>
          <table:table-cell office:value-type="float" office:value="-10.795658004516" calcext:value-type="float">
            <text:p>-10.7956580045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05" calcext:value-type="float">
            <text:p>1.0005</text:p>
          </table:table-cell>
          <table:table-cell office:value-type="float" office:value="-10.2313" calcext:value-type="float">
            <text:p>-10.2313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formula="of:=10^[.C52]" office:value-type="float" office:value="0.00000000138038426460289" calcext:value-type="float">
            <text:p>1.38038426460289E-09</text:p>
          </table:table-cell>
          <table:table-cell table:formula="of:=10^[.D52]" office:value-type="float" office:value="0.0000000000566802663251728" calcext:value-type="float">
            <text:p>5.66802663251728E-11</text:p>
          </table:table-cell>
          <table:table-cell office:value-type="float" office:value="-8.86" calcext:value-type="float">
            <text:p>-8.86</text:p>
          </table:table-cell>
          <table:table-cell office:value-type="float" office:value="-10.246568117788" calcext:value-type="float">
            <text:p>-10.24656811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05" calcext:value-type="float">
            <text:p>1.0005</text:p>
          </table:table-cell>
          <table:table-cell office:value-type="float" office:value="-10.1378" calcext:value-type="float">
            <text:p>-10.1378</text:p>
          </table:table-cell>
          <table:table-cell office:value-type="float" office:value="0.000000001380384264603" calcext:value-type="float">
            <text:p>1.380384264603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formula="of:=10^[.C53]" office:value-type="float" office:value="0.00000000190546071796324" calcext:value-type="float">
            <text:p>1.90546071796324E-09</text:p>
          </table:table-cell>
          <table:table-cell table:formula="of:=10^[.D53]" office:value-type="float" office:value="0.00000000000575568045313995" calcext:value-type="float">
            <text:p>5.75568045313995E-12</text:p>
          </table:table-cell>
          <table:table-cell office:value-type="float" office:value="-8.72" calcext:value-type="float">
            <text:p>-8.72</text:p>
          </table:table-cell>
          <table:table-cell office:value-type="float" office:value="-11.239903325453" calcext:value-type="float">
            <text:p>-11.2399033255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06" calcext:value-type="float">
            <text:p>1.0006</text:p>
          </table:table-cell>
          <table:table-cell office:value-type="float" office:value="-10.001" calcext:value-type="float">
            <text:p>-10.001</text:p>
          </table:table-cell>
          <table:table-cell office:value-type="float" office:value="0.000000001905460717963" calcext:value-type="float">
            <text:p>1.905460717963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24" calcext:value-type="float">
            <text:p>2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formula="of:=10^[.C54]" office:value-type="float" office:value="0.00000000263026799189538" calcext:value-type="float">
            <text:p>2.63026799189538E-09</text:p>
          </table:table-cell>
          <table:table-cell table:formula="of:=10^[.D54]" office:value-type="float" office:value="0.0000000000255485545773218" calcext:value-type="float">
            <text:p>2.55485545773218E-11</text:p>
          </table:table-cell>
          <table:table-cell office:value-type="float" office:value="-8.58" calcext:value-type="float">
            <text:p>-8.58</text:p>
          </table:table-cell>
          <table:table-cell office:value-type="float" office:value="-10.592633665269" calcext:value-type="float">
            <text:p>-10.5926336653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07" calcext:value-type="float">
            <text:p>1.0007</text:p>
          </table:table-cell>
          <table:table-cell office:value-type="float" office:value="-9.8559" calcext:value-type="float">
            <text:p>-9.8559</text:p>
          </table:table-cell>
          <table:table-cell office:value-type="float" office:value="0.000000002630267991896" calcext:value-type="float">
            <text:p>2.630267991896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37" calcext:value-type="float">
            <text:p>3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formula="of:=10^[.C55]" office:value-type="float" office:value="0.00000000363078054770102" calcext:value-type="float">
            <text:p>3.63078054770102E-09</text:p>
          </table:table-cell>
          <table:table-cell table:formula="of:=10^[.D55]" office:value-type="float" office:value="0.0000000000292720683101521" calcext:value-type="float">
            <text:p>2.92720683101521E-11</text:p>
          </table:table-cell>
          <table:table-cell office:value-type="float" office:value="-8.44" calcext:value-type="float">
            <text:p>-8.44</text:p>
          </table:table-cell>
          <table:table-cell office:value-type="float" office:value="-10.533546590038" calcext:value-type="float">
            <text:p>-10.53354659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08" calcext:value-type="float">
            <text:p>1.0008</text:p>
          </table:table-cell>
          <table:table-cell office:value-type="float" office:value="-9.6661" calcext:value-type="float">
            <text:p>-9.6661</text:p>
          </table:table-cell>
          <table:table-cell office:value-type="float" office:value="0.000000003630780547701" calcext:value-type="float">
            <text:p>3.630780547701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7" calcext:value-type="float">
            <text:p>4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formula="of:=10^[.C56]" office:value-type="float" office:value="0.00000000501187233627271" calcext:value-type="float">
            <text:p>0.000000005</text:p>
          </table:table-cell>
          <table:table-cell table:formula="of:=10^[.D56]" office:value-type="float" office:value="0.00000000001628931582168" calcext:value-type="float">
            <text:p>1.628931582168E-11</text:p>
          </table:table-cell>
          <table:table-cell office:value-type="float" office:value="-8.3" calcext:value-type="float">
            <text:p>-8.3</text:p>
          </table:table-cell>
          <table:table-cell office:value-type="float" office:value="-10.788097156398" calcext:value-type="float">
            <text:p>-10.7880971564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09" calcext:value-type="float">
            <text:p>1.0009</text:p>
          </table:table-cell>
          <table:table-cell office:value-type="float" office:value="-9.437" calcext:value-type="float">
            <text:p>-9.437</text:p>
          </table:table-cell>
          <table:table-cell office:value-type="float" office:value="0.000000005011872336273" calcext:value-type="float">
            <text:p>0.00000000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63" calcext:value-type="float">
            <text:p>6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formula="of:=10^[.C57]" office:value-type="float" office:value="0.00000000691830970918936" calcext:value-type="float">
            <text:p>6.91830970918936E-09</text:p>
          </table:table-cell>
          <table:table-cell table:formula="of:=10^[.D57]" office:value-type="float" office:value="0.00000000000920485749955442" calcext:value-type="float">
            <text:p>9.20485749955442E-12</text:p>
          </table:table-cell>
          <table:table-cell office:value-type="float" office:value="-8.16" calcext:value-type="float">
            <text:p>-8.16</text:p>
          </table:table-cell>
          <table:table-cell office:value-type="float" office:value="-11.035982930423" calcext:value-type="float">
            <text:p>-11.0359829304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-9.1653" calcext:value-type="float">
            <text:p>-9.1653</text:p>
          </table:table-cell>
          <table:table-cell office:value-type="float" office:value="0.00000000691830970919" calcext:value-type="float">
            <text:p>6.91830970919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86" calcext:value-type="float">
            <text:p>8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formula="of:=10^[.C58]" office:value-type="float" office:value="0.00000000954992586021437" calcext:value-type="float">
            <text:p>9.54992586021437E-09</text:p>
          </table:table-cell>
          <table:table-cell table:formula="of:=10^[.D58]" office:value-type="float" office:value="0.0000000000256541982352467" calcext:value-type="float">
            <text:p>2.56541982352467E-11</text:p>
          </table:table-cell>
          <table:table-cell office:value-type="float" office:value="-8.02" calcext:value-type="float">
            <text:p>-8.02</text:p>
          </table:table-cell>
          <table:table-cell office:value-type="float" office:value="-10.590841553702" calcext:value-type="float">
            <text:p>-10.5908415537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1" calcext:value-type="float">
            <text:p>1.0011</text:p>
          </table:table-cell>
          <table:table-cell office:value-type="float" office:value="-9.0204" calcext:value-type="float">
            <text:p>-9.0204</text:p>
          </table:table-cell>
          <table:table-cell office:value-type="float" office:value="0.000000009549925860215" calcext:value-type="float">
            <text:p>9.549925860215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24" calcext:value-type="float">
            <text:p>12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formula="of:=10^[.C59]" office:value-type="float" office:value="0.0000000131825673855641" calcext:value-type="float">
            <text:p>1.31825673855641E-08</text:p>
          </table:table-cell>
          <table:table-cell table:formula="of:=10^[.D59]" office:value-type="float" office:value="0.0000000000435353414380088" calcext:value-type="float">
            <text:p>4.35353414380088E-11</text:p>
          </table:table-cell>
          <table:table-cell office:value-type="float" office:value="-7.88" calcext:value-type="float">
            <text:p>-7.88</text:p>
          </table:table-cell>
          <table:table-cell office:value-type="float" office:value="-10.361158045116" calcext:value-type="float">
            <text:p>-10.3611580451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1" calcext:value-type="float">
            <text:p>1.0011</text:p>
          </table:table-cell>
          <table:table-cell office:value-type="float" office:value="-8.8808" calcext:value-type="float">
            <text:p>-8.8808</text:p>
          </table:table-cell>
          <table:table-cell office:value-type="float" office:value="0.00000001318256738557" calcext:value-type="float">
            <text:p>1.318256738557E-08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65" calcext:value-type="float">
            <text:p>16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formula="of:=10^[.C60]" office:value-type="float" office:value="0.0000000181970085860998" calcext:value-type="float">
            <text:p>1.81970085860998E-08</text:p>
          </table:table-cell>
          <table:table-cell table:formula="of:=10^[.D60]" office:value-type="float" office:value="0.0000000000507562909513239" calcext:value-type="float">
            <text:p>5.07562909513239E-11</text:p>
          </table:table-cell>
          <table:table-cell office:value-type="float" office:value="-7.74" calcext:value-type="float">
            <text:p>-7.74</text:p>
          </table:table-cell>
          <table:table-cell office:value-type="float" office:value="-10.294510121767" calcext:value-type="float">
            <text:p>-10.294510121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1" calcext:value-type="float">
            <text:p>1.0011</text:p>
          </table:table-cell>
          <table:table-cell office:value-type="float" office:value="-8.7405" calcext:value-type="float">
            <text:p>-8.7405</text:p>
          </table:table-cell>
          <table:table-cell office:value-type="float" office:value="0.0000000181970085861" calcext:value-type="float">
            <text:p>1.81970085861E-08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230" calcext:value-type="float">
            <text:p>2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10^[.C61]" office:value-type="float" office:value="0.0000000251188643150958" calcext:value-type="float">
            <text:p>2.51188643150958E-08</text:p>
          </table:table-cell>
          <table:table-cell table:formula="of:=10^[.D61]" office:value-type="float" office:value="0.0000000000509661689787703" calcext:value-type="float">
            <text:p>5.09661689787703E-11</text:p>
          </table:table-cell>
          <table:table-cell office:value-type="float" office:value="-7.6" calcext:value-type="float">
            <text:p>-7.6</text:p>
          </table:table-cell>
          <table:table-cell office:value-type="float" office:value="-10.2927180102" calcext:value-type="float">
            <text:p>-10.2927180102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-8.6006" calcext:value-type="float">
            <text:p>-8.6006</text:p>
          </table:table-cell>
          <table:table-cell office:value-type="float" office:value="0.0000000251188643151" calcext:value-type="float">
            <text:p>2.51188643151E-08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320" calcext:value-type="float">
            <text:p>320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table:formula="of:=10^[.C62]" office:value-type="float" office:value="0.0000000346736850452532" calcext:value-type="float">
            <text:p>3.46736850452532E-08</text:p>
          </table:table-cell>
          <table:table-cell table:formula="of:=10^[.D62]" office:value-type="float" office:value="0.0000000000217392942198076" calcext:value-type="float">
            <text:p>2.17392942198076E-11</text:p>
          </table:table-cell>
          <table:table-cell office:value-type="float" office:value="-7.46" calcext:value-type="float">
            <text:p>-7.46</text:p>
          </table:table-cell>
          <table:table-cell office:value-type="float" office:value="-10.662754559671" calcext:value-type="float">
            <text:p>-10.6627545597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-8.46" calcext:value-type="float">
            <text:p>-8.46</text:p>
          </table:table-cell>
          <table:table-cell office:value-type="float" office:value="0.00000003467368504526" calcext:value-type="float">
            <text:p>3.467368504526E-08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49" calcext:value-type="float">
            <text:p>449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table:formula="of:=10^[.C63]" office:value-type="float" office:value="0.0000000478630092322638" calcext:value-type="float">
            <text:p>4.78630092322638E-08</text:p>
          </table:table-cell>
          <table:table-cell table:formula="of:=10^[.D63]" office:value-type="float" office:value="0.0000000000305577106315992" calcext:value-type="float">
            <text:p>3.05577106315992E-11</text:p>
          </table:table-cell>
          <table:table-cell office:value-type="float" office:value="-7.32" calcext:value-type="float">
            <text:p>-7.32</text:p>
          </table:table-cell>
          <table:table-cell office:value-type="float" office:value="-10.514879186003" calcext:value-type="float">
            <text:p>-10.51487918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-8.3202" calcext:value-type="float">
            <text:p>-8.3202</text:p>
          </table:table-cell>
          <table:table-cell office:value-type="float" office:value="0.00000004786300923227" calcext:value-type="float">
            <text:p>4.786300923227E-08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60" calcext:value-type="float">
            <text:p>460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table:formula="of:=10^[.C64]" office:value-type="float" office:value="0.0000000660693448007596" calcext:value-type="float">
            <text:p>6.60693448007596E-08</text:p>
          </table:table-cell>
          <table:table-cell table:formula="of:=10^[.D64]" office:value-type="float" office:value="0.0000000000512693853509279" calcext:value-type="float">
            <text:p>5.12693853509279E-11</text:p>
          </table:table-cell>
          <table:table-cell office:value-type="float" office:value="-7.18" calcext:value-type="float">
            <text:p>-7.18</text:p>
          </table:table-cell>
          <table:table-cell office:value-type="float" office:value="-10.290141889119" calcext:value-type="float">
            <text:p>-10.2901418891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-8.1801" calcext:value-type="float">
            <text:p>-8.1801</text:p>
          </table:table-cell>
          <table:table-cell office:value-type="float" office:value="0.00000006606934480076" calcext:value-type="float">
            <text:p>6.606934480076E-08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381" calcext:value-type="float">
            <text:p>381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table:formula="of:=10^[.C65]" office:value-type="float" office:value="0.000000091201083935591" calcext:value-type="float">
            <text:p>9.1201083935591E-08</text:p>
          </table:table-cell>
          <table:table-cell table:formula="of:=10^[.D65]" office:value-type="float" office:value="0.000000000056965983723296" calcext:value-type="float">
            <text:p>5.6965983723296E-11</text:p>
          </table:table-cell>
          <table:table-cell office:value-type="float" office:value="-7.04" calcext:value-type="float">
            <text:p>-7.04</text:p>
          </table:table-cell>
          <table:table-cell office:value-type="float" office:value="-10.244384398558" calcext:value-type="float">
            <text:p>-10.244384398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-8.04" calcext:value-type="float">
            <text:p>-8.04</text:p>
          </table:table-cell>
          <table:table-cell office:value-type="float" office:value="0.0000000912010839356" calcext:value-type="float">
            <text:p>9.12010839356E-08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42" calcext:value-type="float">
            <text:p>442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table:formula="of:=10^[.C66]" office:value-type="float" office:value="0.000000125892541179417" calcext:value-type="float">
            <text:p>1.25892541179417E-07</text:p>
          </table:table-cell>
          <table:table-cell table:formula="of:=10^[.D66]" office:value-type="float" office:value="0.0000000000632955374703762" calcext:value-type="float">
            <text:p>6.32955374703762E-11</text:p>
          </table:table-cell>
          <table:table-cell office:value-type="float" office:value="-6.9" calcext:value-type="float">
            <text:p>-6.9</text:p>
          </table:table-cell>
          <table:table-cell office:value-type="float" office:value="-10.198626907997" calcext:value-type="float">
            <text:p>-10.19862690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-7.9" calcext:value-type="float">
            <text:p>-7.9</text:p>
          </table:table-cell>
          <table:table-cell office:value-type="float" office:value="0.0000001258925411794" calcext:value-type="float">
            <text:p>1.258925411794E-07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549" calcext:value-type="float">
            <text:p>549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table:formula="of:=10^[.C67]" office:value-type="float" office:value="0.000000173780082874938" calcext:value-type="float">
            <text:p>1.73780082874938E-07</text:p>
          </table:table-cell>
          <table:table-cell table:formula="of:=10^[.D67]" office:value-type="float" office:value="0.0000000000632955374703762" calcext:value-type="float">
            <text:p>6.32955374703762E-11</text:p>
          </table:table-cell>
          <table:table-cell office:value-type="float" office:value="-6.76" calcext:value-type="float">
            <text:p>-6.76</text:p>
          </table:table-cell>
          <table:table-cell office:value-type="float" office:value="-10.198626907997" calcext:value-type="float">
            <text:p>-10.19862690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-7.7888" calcext:value-type="float">
            <text:p>-7.7888</text:p>
          </table:table-cell>
          <table:table-cell office:value-type="float" office:value="0.0000001737800828749" calcext:value-type="float">
            <text:p>1.737800828749E-07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757" calcext:value-type="float">
            <text:p>757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table:formula="of:=10^[.C68]" office:value-type="float" office:value="0.000000239883291901949" calcext:value-type="float">
            <text:p>2.39883291901949E-07</text:p>
          </table:table-cell>
          <table:table-cell table:formula="of:=10^[.D68]" office:value-type="float" office:value="0.0000000000632955374703762" calcext:value-type="float">
            <text:p>6.32955374703762E-11</text:p>
          </table:table-cell>
          <table:table-cell office:value-type="float" office:value="-6.62" calcext:value-type="float">
            <text:p>-6.62</text:p>
          </table:table-cell>
          <table:table-cell office:value-type="float" office:value="-10.198626907997" calcext:value-type="float">
            <text:p>-10.19862690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-7.727" calcext:value-type="float">
            <text:p>-7.727</text:p>
          </table:table-cell>
          <table:table-cell office:value-type="float" office:value="0.000000239883291902" calcext:value-type="float">
            <text:p>2.39883291902E-07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045" calcext:value-type="float">
            <text:p>1045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table:formula="of:=10^[.C69]" office:value-type="float" office:value="0.000000331131121482591" calcext:value-type="float">
            <text:p>3.31131121482591E-07</text:p>
          </table:table-cell>
          <table:table-cell table:formula="of:=10^[.D69]" office:value-type="float" office:value="0.0000000000632955374703762" calcext:value-type="float">
            <text:p>6.32955374703762E-11</text:p>
          </table:table-cell>
          <table:table-cell office:value-type="float" office:value="-6.48" calcext:value-type="float">
            <text:p>-6.48</text:p>
          </table:table-cell>
          <table:table-cell office:value-type="float" office:value="-10.198626907997" calcext:value-type="float">
            <text:p>-10.19862690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-7.6524" calcext:value-type="float">
            <text:p>-7.6524</text:p>
          </table:table-cell>
          <table:table-cell office:value-type="float" office:value="0.0000003311311214826" calcext:value-type="float">
            <text:p>3.311311214826E-07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442" calcext:value-type="float">
            <text:p>1442</text:p>
          </table:table-cell>
          <table:table-cell office:value-type="float" office:value="6845" calcext:value-type="float">
            <text:p>6845</text:p>
          </table:table-cell>
        </table:table-row>
        <table:table-row table:style-name="ro1">
          <table:table-cell table:formula="of:=10^[.C70]" office:value-type="float" office:value="0.000000457088189614875" calcext:value-type="float">
            <text:p>4.57088189614875E-07</text:p>
          </table:table-cell>
          <table:table-cell table:formula="of:=10^[.D70]" office:value-type="float" office:value="0.0000000000703283749669753" calcext:value-type="float">
            <text:p>7.03283749669753E-11</text:p>
          </table:table-cell>
          <table:table-cell office:value-type="float" office:value="-6.34" calcext:value-type="float">
            <text:p>-6.34</text:p>
          </table:table-cell>
          <table:table-cell office:value-type="float" office:value="-10.152869417437" calcext:value-type="float">
            <text:p>-10.1528694174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-7.5644" calcext:value-type="float">
            <text:p>-7.5644</text:p>
          </table:table-cell>
          <table:table-cell office:value-type="float" office:value="0.0000004570881896149" calcext:value-type="float">
            <text:p>4.570881896149E-07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791" calcext:value-type="float">
            <text:p>1791</text:p>
          </table:table-cell>
          <table:table-cell office:value-type="float" office:value="8636" calcext:value-type="float">
            <text:p>8636</text:p>
          </table:table-cell>
        </table:table-row>
        <table:table-row table:style-name="ro1">
          <table:table-cell table:formula="of:=10^[.C71]" office:value-type="float" office:value="0.000000630957344480193" calcext:value-type="float">
            <text:p>0.000000631</text:p>
          </table:table-cell>
          <table:table-cell table:formula="of:=10^[.D71]" office:value-type="float" office:value="0.0000000000781426388522532" calcext:value-type="float">
            <text:p>7.81426388522532E-11</text:p>
          </table:table-cell>
          <table:table-cell office:value-type="float" office:value="-6.2" calcext:value-type="float">
            <text:p>-6.2</text:p>
          </table:table-cell>
          <table:table-cell office:value-type="float" office:value="-10.107111926876" calcext:value-type="float">
            <text:p>-10.1071119269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2" calcext:value-type="float">
            <text:p>1.0012</text:p>
          </table:table-cell>
          <table:table-cell office:value-type="float" office:value="-7.4624" calcext:value-type="float">
            <text:p>-7.4624</text:p>
          </table:table-cell>
          <table:table-cell office:value-type="float" office:value="0.0000006309573444802" calcext:value-type="float">
            <text:p>0.00000063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2451" calcext:value-type="float">
            <text:p>2451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 table:formula="of:=10^[.C72]" office:value-type="float" office:value="0.000000870963589956081" calcext:value-type="float">
            <text:p>0.000000871</text:p>
          </table:table-cell>
          <table:table-cell table:formula="of:=10^[.D72]" office:value-type="float" office:value="0.0000000000868251542803463" calcext:value-type="float">
            <text:p>8.68251542803463E-11</text:p>
          </table:table-cell>
          <table:table-cell office:value-type="float" office:value="-6.06" calcext:value-type="float">
            <text:p>-6.06</text:p>
          </table:table-cell>
          <table:table-cell office:value-type="float" office:value="-10.061354436315" calcext:value-type="float">
            <text:p>-10.0613544363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-7.3443" calcext:value-type="float">
            <text:p>-7.3443</text:p>
          </table:table-cell>
          <table:table-cell office:value-type="float" office:value="0.0000008709635899561" calcext:value-type="float">
            <text:p>0.00000087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2903" calcext:value-type="float">
            <text:p>2903</text:p>
          </table:table-cell>
          <table:table-cell office:value-type="float" office:value="13990" calcext:value-type="float">
            <text:p>13990</text:p>
          </table:table-cell>
        </table:table-row>
        <table:table-row table:style-name="ro1">
          <table:table-cell table:formula="of:=10^[.C73]" office:value-type="float" office:value="0.00000120226443461741" calcext:value-type="float">
            <text:p>1.20226443461741E-06</text:p>
          </table:table-cell>
          <table:table-cell table:formula="of:=10^[.D73]" office:value-type="float" office:value="0.0000000000868251542803463" calcext:value-type="float">
            <text:p>8.68251542803463E-11</text:p>
          </table:table-cell>
          <table:table-cell office:value-type="float" office:value="-5.92" calcext:value-type="float">
            <text:p>-5.92</text:p>
          </table:table-cell>
          <table:table-cell office:value-type="float" office:value="-10.061354436315" calcext:value-type="float">
            <text:p>-10.0613544363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06" calcext:value-type="float">
            <text:p>1.0006</text:p>
          </table:table-cell>
          <table:table-cell office:value-type="float" office:value="-7.2144" calcext:value-type="float">
            <text:p>-7.2144</text:p>
          </table:table-cell>
          <table:table-cell office:value-type="float" office:value="0.000001202264434617" calcext:value-type="float">
            <text:p>1.202264434617E-0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3816" calcext:value-type="float">
            <text:p>3816</text:p>
          </table:table-cell>
          <table:table-cell office:value-type="float" office:value="17806" calcext:value-type="float">
            <text:p>17806</text:p>
          </table:table-cell>
        </table:table-row>
        <table:table-row table:style-name="ro1">
          <table:table-cell table:formula="of:=10^[.C74]" office:value-type="float" office:value="0.00000165958690743756" calcext:value-type="float">
            <text:p>1.65958690743756E-06</text:p>
          </table:table-cell>
          <table:table-cell table:formula="of:=10^[.D74]" office:value-type="float" office:value="0.0000000000868251542803463" calcext:value-type="float">
            <text:p>8.68251542803463E-11</text:p>
          </table:table-cell>
          <table:table-cell office:value-type="float" office:value="-5.78" calcext:value-type="float">
            <text:p>-5.78</text:p>
          </table:table-cell>
          <table:table-cell office:value-type="float" office:value="-10.061354436315" calcext:value-type="float">
            <text:p>-10.0613544363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01" calcext:value-type="float">
            <text:p>1.0001</text:p>
          </table:table-cell>
          <table:table-cell office:value-type="float" office:value="-7.0695" calcext:value-type="float">
            <text:p>-7.0695</text:p>
          </table:table-cell>
          <table:table-cell office:value-type="float" office:value="0.000001659586907438" calcext:value-type="float">
            <text:p>1.659586907438E-0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5268" calcext:value-type="float">
            <text:p>5268</text:p>
          </table:table-cell>
          <table:table-cell office:value-type="float" office:value="23074" calcext:value-type="float">
            <text:p>23074</text:p>
          </table:table-cell>
        </table:table-row>
        <table:table-row table:style-name="ro1">
          <table:table-cell table:formula="of:=10^[.C75]" office:value-type="float" office:value="0.00000229086765276777" calcext:value-type="float">
            <text:p>2.29086765276777E-06</text:p>
          </table:table-cell>
          <table:table-cell table:formula="of:=10^[.D75]" office:value-type="float" office:value="0.0000000000879388275691266" calcext:value-type="float">
            <text:p>8.79388275691266E-11</text:p>
          </table:table-cell>
          <table:table-cell office:value-type="float" office:value="-5.64" calcext:value-type="float">
            <text:p>-5.64</text:p>
          </table:table-cell>
          <table:table-cell office:value-type="float" office:value="-10.055819328842" calcext:value-type="float">
            <text:p>-10.055819328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9095" calcext:value-type="float">
            <text:p>-6.9095</text:p>
          </table:table-cell>
          <table:table-cell office:value-type="float" office:value="0.000002290867652768" calcext:value-type="float">
            <text:p>2.290867652768E-0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2234" calcext:value-type="float">
            <text:p>12234</text:p>
          </table:table-cell>
          <table:table-cell office:value-type="float" office:value="35308" calcext:value-type="float">
            <text:p>35308</text:p>
          </table:table-cell>
        </table:table-row>
        <table:table-row table:style-name="ro1">
          <table:table-cell table:formula="of:=10^[.C76]" office:value-type="float" office:value="0.00000316227766016838" calcext:value-type="float">
            <text:p>3.16227766016838E-06</text:p>
          </table:table-cell>
          <table:table-cell table:formula="of:=10^[.D76]" office:value-type="float" office:value="0.0000000000377640514244354" calcext:value-type="float">
            <text:p>3.77640514244354E-11</text:p>
          </table:table-cell>
          <table:table-cell office:value-type="float" office:value="-5.5" calcext:value-type="float">
            <text:p>-5.5</text:p>
          </table:table-cell>
          <table:table-cell office:value-type="float" office:value="-10.422921419647" calcext:value-type="float">
            <text:p>-10.422921419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0.9999" calcext:value-type="float">
            <text:p>0.9999</text:p>
          </table:table-cell>
          <table:table-cell office:value-type="float" office:value="-6.7258" calcext:value-type="float">
            <text:p>-6.7258</text:p>
          </table:table-cell>
          <table:table-cell office:value-type="float" office:value="0.000003162277660169" calcext:value-type="float">
            <text:p>3.162277660169E-0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6674" calcext:value-type="float">
            <text:p>16674</text:p>
          </table:table-cell>
          <table:table-cell office:value-type="float" office:value="51982" calcext:value-type="float">
            <text:p>51982</text:p>
          </table:table-cell>
        </table:table-row>
        <table:table-row table:style-name="ro1">
          <table:table-cell table:formula="of:=10^[.C77]" office:value-type="float" office:value="0.00000436515832240166" calcext:value-type="float">
            <text:p>4.36515832240166E-06</text:p>
          </table:table-cell>
          <table:table-cell table:formula="of:=10^[.D77]" office:value-type="float" office:value="0.0000000000805822614435664" calcext:value-type="float">
            <text:p>8.05822614435664E-11</text:p>
          </table:table-cell>
          <table:table-cell office:value-type="float" office:value="-5.36" calcext:value-type="float">
            <text:p>-5.36</text:p>
          </table:table-cell>
          <table:table-cell office:value-type="float" office:value="-10.093760548828" calcext:value-type="float">
            <text:p>-10.093760548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0.9999" calcext:value-type="float">
            <text:p>0.9999</text:p>
          </table:table-cell>
          <table:table-cell office:value-type="float" office:value="-6.5154" calcext:value-type="float">
            <text:p>-6.5154</text:p>
          </table:table-cell>
          <table:table-cell office:value-type="float" office:value="0.000004365158322402" calcext:value-type="float">
            <text:p>4.365158322402E-0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6708" calcext:value-type="float">
            <text:p>16708</text:p>
          </table:table-cell>
          <table:table-cell office:value-type="float" office:value="68690" calcext:value-type="float">
            <text:p>68690</text:p>
          </table:table-cell>
        </table:table-row>
        <table:table-row table:style-name="ro1">
          <table:table-cell table:formula="of:=10^[.C78]" office:value-type="float" office:value="0.00000602559586074358" calcext:value-type="float">
            <text:p>6.02559586074358E-06</text:p>
          </table:table-cell>
          <table:table-cell table:formula="of:=10^[.D78]" office:value-type="float" office:value="0.000000000256786298638483" calcext:value-type="float">
            <text:p>2.56786298638483E-10</text:p>
          </table:table-cell>
          <table:table-cell office:value-type="float" office:value="-5.22" calcext:value-type="float">
            <text:p>-5.22</text:p>
          </table:table-cell>
          <table:table-cell office:value-type="float" office:value="-9.590428152661" calcext:value-type="float">
            <text:p>-9.5904281527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0.9999" calcext:value-type="float">
            <text:p>0.9999</text:p>
          </table:table-cell>
          <table:table-cell office:value-type="float" office:value="-6.2673" calcext:value-type="float">
            <text:p>-6.2673</text:p>
          </table:table-cell>
          <table:table-cell office:value-type="float" office:value="0.000006025595860744" calcext:value-type="float">
            <text:p>6.025595860744E-0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3777" calcext:value-type="float">
            <text:p>13777</text:p>
          </table:table-cell>
          <table:table-cell office:value-type="float" office:value="82467" calcext:value-type="float">
            <text:p>82467</text:p>
          </table:table-cell>
        </table:table-row>
        <table:table-row table:style-name="ro1">
          <table:table-cell table:formula="of:=10^[.C79]" office:value-type="float" office:value="0.00000831763771102671" calcext:value-type="float">
            <text:p>8.31763771102671E-06</text:p>
          </table:table-cell>
          <table:table-cell table:formula="of:=10^[.D79]" office:value-type="float" office:value="0.0000000000885348706664505" calcext:value-type="float">
            <text:p>8.85348706664505E-11</text:p>
          </table:table-cell>
          <table:table-cell office:value-type="float" office:value="-5.08" calcext:value-type="float">
            <text:p>-5.08</text:p>
          </table:table-cell>
          <table:table-cell office:value-type="float" office:value="-10.052885642802" calcext:value-type="float">
            <text:p>-10.052885642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01" calcext:value-type="float">
            <text:p>1.0001</text:p>
          </table:table-cell>
          <table:table-cell office:value-type="float" office:value="-6.08" calcext:value-type="float">
            <text:p>-6.08</text:p>
          </table:table-cell>
          <table:table-cell office:value-type="float" office:value="0.000008317637711027" calcext:value-type="float">
            <text:p>8.317637711027E-0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9336" calcext:value-type="float">
            <text:p>19336</text:p>
          </table:table-cell>
          <table:table-cell office:value-type="float" office:value="101803" calcext:value-type="float">
            <text:p>101803</text:p>
          </table:table-cell>
        </table:table-row>
        <table:table-row table:style-name="ro1">
          <table:table-cell table:formula="of:=10^[.C80]" office:value-type="float" office:value="0.0000114815362149688" calcext:value-type="float">
            <text:p>1.14815362149688E-05</text:p>
          </table:table-cell>
          <table:table-cell table:formula="of:=10^[.D80]" office:value-type="float" office:value="0.0000000000885348706664505" calcext:value-type="float">
            <text:p>8.85348706664505E-11</text:p>
          </table:table-cell>
          <table:table-cell office:value-type="float" office:value="-4.94" calcext:value-type="float">
            <text:p>-4.94</text:p>
          </table:table-cell>
          <table:table-cell office:value-type="float" office:value="-10.052885642802" calcext:value-type="float">
            <text:p>-10.052885642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04" calcext:value-type="float">
            <text:p>1.0004</text:p>
          </table:table-cell>
          <table:table-cell office:value-type="float" office:value="-5.94" calcext:value-type="float">
            <text:p>-5.94</text:p>
          </table:table-cell>
          <table:table-cell office:value-type="float" office:value="0.00001148153621497" calcext:value-type="float">
            <text:p>1.148153621497E-0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35737" calcext:value-type="float">
            <text:p>35737</text:p>
          </table:table-cell>
          <table:table-cell office:value-type="float" office:value="137540" calcext:value-type="float">
            <text:p>137540</text:p>
          </table:table-cell>
        </table:table-row>
        <table:table-row table:style-name="ro1">
          <table:table-cell table:formula="of:=10^[.C81]" office:value-type="float" office:value="0.0000158489319246111" calcext:value-type="float">
            <text:p>1.58489319246111E-05</text:p>
          </table:table-cell>
          <table:table-cell table:formula="of:=10^[.D81]" office:value-type="float" office:value="0.0000000000885348706664505" calcext:value-type="float">
            <text:p>8.85348706664505E-11</text:p>
          </table:table-cell>
          <table:table-cell office:value-type="float" office:value="-4.8" calcext:value-type="float">
            <text:p>-4.8</text:p>
          </table:table-cell>
          <table:table-cell office:value-type="float" office:value="-10.052885642802" calcext:value-type="float">
            <text:p>-10.052885642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08" calcext:value-type="float">
            <text:p>1.0008</text:p>
          </table:table-cell>
          <table:table-cell office:value-type="float" office:value="-5.8" calcext:value-type="float">
            <text:p>-5.8</text:p>
          </table:table-cell>
          <table:table-cell office:value-type="float" office:value="0.00001584893192461" calcext:value-type="float">
            <text:p>1.584893192461E-0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9330" calcext:value-type="float">
            <text:p>49330</text:p>
          </table:table-cell>
          <table:table-cell office:value-type="float" office:value="186870" calcext:value-type="float">
            <text:p>186870</text:p>
          </table:table-cell>
        </table:table-row>
        <table:table-row table:style-name="ro1">
          <table:table-cell table:formula="of:=10^[.C82]" office:value-type="float" office:value="0.0000218776162394955" calcext:value-type="float">
            <text:p>2.18776162394955E-05</text:p>
          </table:table-cell>
          <table:table-cell table:formula="of:=10^[.D82]" office:value-type="float" office:value="0.0000000000885348706664505" calcext:value-type="float">
            <text:p>8.85348706664505E-11</text:p>
          </table:table-cell>
          <table:table-cell office:value-type="float" office:value="-4.66" calcext:value-type="float">
            <text:p>-4.66</text:p>
          </table:table-cell>
          <table:table-cell office:value-type="float" office:value="-10.052885642802" calcext:value-type="float">
            <text:p>-10.052885642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3" calcext:value-type="float">
            <text:p>1.0013</text:p>
          </table:table-cell>
          <table:table-cell office:value-type="float" office:value="-5.66" calcext:value-type="float">
            <text:p>-5.66</text:p>
          </table:table-cell>
          <table:table-cell office:value-type="float" office:value="0.0000218776162395" calcext:value-type="float">
            <text:p>2.18776162395E-0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68094" calcext:value-type="float">
            <text:p>68094</text:p>
          </table:table-cell>
          <table:table-cell office:value-type="float" office:value="254964" calcext:value-type="float">
            <text:p>254964</text:p>
          </table:table-cell>
        </table:table-row>
        <table:table-row table:style-name="ro1">
          <table:table-cell table:formula="of:=10^[.C83]" office:value-type="float" office:value="0.0000301995172040202" calcext:value-type="float">
            <text:p>3.01995172040202E-05</text:p>
          </table:table-cell>
          <table:table-cell table:formula="of:=10^[.D83]" office:value-type="float" office:value="0.0000000000885348706664505" calcext:value-type="float">
            <text:p>8.85348706664505E-11</text:p>
          </table:table-cell>
          <table:table-cell office:value-type="float" office:value="-4.52" calcext:value-type="float">
            <text:p>-4.52</text:p>
          </table:table-cell>
          <table:table-cell office:value-type="float" office:value="-10.052885642802" calcext:value-type="float">
            <text:p>-10.052885642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17" calcext:value-type="float">
            <text:p>1.0017</text:p>
          </table:table-cell>
          <table:table-cell office:value-type="float" office:value="-5.52" calcext:value-type="float">
            <text:p>-5.52</text:p>
          </table:table-cell>
          <table:table-cell office:value-type="float" office:value="0.00003019951720402" calcext:value-type="float">
            <text:p>3.019951720402E-0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93996" calcext:value-type="float">
            <text:p>93996</text:p>
          </table:table-cell>
          <table:table-cell office:value-type="float" office:value="348960" calcext:value-type="float">
            <text:p>348960</text:p>
          </table:table-cell>
        </table:table-row>
        <table:table-row table:style-name="ro1">
          <table:table-cell table:formula="of:=10^[.C84]" office:value-type="float" office:value="0.0000416869383470335" calcext:value-type="float">
            <text:p>4.16869383470335E-05</text:p>
          </table:table-cell>
          <table:table-cell table:formula="of:=10^[.D84]" office:value-type="float" office:value="0.000000000109302309464917" calcext:value-type="float">
            <text:p>1.09302309464917E-10</text:p>
          </table:table-cell>
          <table:table-cell office:value-type="float" office:value="-4.38" calcext:value-type="float">
            <text:p>-4.38</text:p>
          </table:table-cell>
          <table:table-cell office:value-type="float" office:value="-9.96137066168" calcext:value-type="float">
            <text:p>-9.9613706617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21" calcext:value-type="float">
            <text:p>1.0021</text:p>
          </table:table-cell>
          <table:table-cell office:value-type="float" office:value="-5.38" calcext:value-type="float">
            <text:p>-5.38</text:p>
          </table:table-cell>
          <table:table-cell office:value-type="float" office:value="0.00004168693834704" calcext:value-type="float">
            <text:p>4.168693834704E-0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13940" calcext:value-type="float">
            <text:p>113940</text:p>
          </table:table-cell>
          <table:table-cell office:value-type="float" office:value="462900" calcext:value-type="float">
            <text:p>462900</text:p>
          </table:table-cell>
        </table:table-row>
        <table:table-row table:style-name="ro1">
          <table:table-cell table:formula="of:=10^[.C85]" office:value-type="float" office:value="0.0000575439937337157" calcext:value-type="float">
            <text:p>0.000057544</text:p>
          </table:table-cell>
          <table:table-cell table:formula="of:=10^[.D85]" office:value-type="float" office:value="0.0000000001851044208451" calcext:value-type="float">
            <text:p>1.851044208451E-10</text:p>
          </table:table-cell>
          <table:table-cell office:value-type="float" office:value="-4.24" calcext:value-type="float">
            <text:p>-4.24</text:p>
          </table:table-cell>
          <table:table-cell office:value-type="float" office:value="-9.732583208877" calcext:value-type="float">
            <text:p>-9.7325832089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24" calcext:value-type="float">
            <text:p>1.0024</text:p>
          </table:table-cell>
          <table:table-cell office:value-type="float" office:value="-5.24" calcext:value-type="float">
            <text:p>-5.24</text:p>
          </table:table-cell>
          <table:table-cell office:value-type="float" office:value="0.00005754399373372" calcext:value-type="float">
            <text:p>0.000057544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09937" calcext:value-type="float">
            <text:p>109937</text:p>
          </table:table-cell>
          <table:table-cell office:value-type="float" office:value="572837" calcext:value-type="float">
            <text:p>572837</text:p>
          </table:table-cell>
        </table:table-row>
        <table:table-row table:style-name="ro1">
          <table:table-cell table:formula="of:=10^[.C86]" office:value-type="float" office:value="0.0000794328234724282" calcext:value-type="float">
            <text:p>7.94328234724282E-05</text:p>
          </table:table-cell>
          <table:table-cell table:formula="of:=10^[.D86]" office:value-type="float" office:value="0.000000000348306624526669" calcext:value-type="float">
            <text:p>3.48306624526669E-10</text:p>
          </table:table-cell>
          <table:table-cell office:value-type="float" office:value="-4.1" calcext:value-type="float">
            <text:p>-4.1</text:p>
          </table:table-cell>
          <table:table-cell office:value-type="float" office:value="-9.458038265513" calcext:value-type="float">
            <text:p>-9.4580382655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26" calcext:value-type="float">
            <text:p>1.0026</text:p>
          </table:table-cell>
          <table:table-cell office:value-type="float" office:value="-5.1" calcext:value-type="float">
            <text:p>-5.1</text:p>
          </table:table-cell>
          <table:table-cell office:value-type="float" office:value="0.00007943282347243" calcext:value-type="float">
            <text:p>7.943282347243E-0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85887" calcext:value-type="float">
            <text:p>85887</text:p>
          </table:table-cell>
          <table:table-cell office:value-type="float" office:value="658724" calcext:value-type="float">
            <text:p>658724</text:p>
          </table:table-cell>
        </table:table-row>
        <table:table-row table:style-name="ro1">
          <table:table-cell table:formula="of:=10^[.C87]" office:value-type="float" office:value="0.000109647819614319" calcext:value-type="float">
            <text:p>0.0001096478</text:p>
          </table:table-cell>
          <table:table-cell table:formula="of:=10^[.D87]" office:value-type="float" office:value="0.000000000371243353775766" calcext:value-type="float">
            <text:p>3.71243353775766E-10</text:p>
          </table:table-cell>
          <table:table-cell office:value-type="float" office:value="-3.96" calcext:value-type="float">
            <text:p>-3.96</text:p>
          </table:table-cell>
          <table:table-cell office:value-type="float" office:value="-9.430341312609" calcext:value-type="float">
            <text:p>-9.430341312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" calcext:value-type="float">
            <text:p>1.003</text:p>
          </table:table-cell>
          <table:table-cell office:value-type="float" office:value="-4.96" calcext:value-type="float">
            <text:p>-4.96</text:p>
          </table:table-cell>
          <table:table-cell office:value-type="float" office:value="0.0001096478196143" calcext:value-type="float">
            <text:p>0.0001096478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85372" calcext:value-type="float">
            <text:p>85372</text:p>
          </table:table-cell>
          <table:table-cell office:value-type="float" office:value="744096" calcext:value-type="float">
            <text:p>744096</text:p>
          </table:table-cell>
        </table:table-row>
        <table:table-row table:style-name="ro1">
          <table:table-cell table:formula="of:=10^[.C88]" office:value-type="float" office:value="0.000151356124843621" calcext:value-type="float">
            <text:p>0.0001513561</text:p>
          </table:table-cell>
          <table:table-cell table:formula="of:=10^[.D88]" office:value-type="float" office:value="0.000000000862419587722555" calcext:value-type="float">
            <text:p>8.62419587722555E-10</text:p>
          </table:table-cell>
          <table:table-cell office:value-type="float" office:value="-3.82" calcext:value-type="float">
            <text:p>-3.82</text:p>
          </table:table-cell>
          <table:table-cell office:value-type="float" office:value="-9.064281388123" calcext:value-type="float">
            <text:p>-9.0642813881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2" calcext:value-type="float">
            <text:p>1.0032</text:p>
          </table:table-cell>
          <table:table-cell office:value-type="float" office:value="-4.82" calcext:value-type="float">
            <text:p>-4.82</text:p>
          </table:table-cell>
          <table:table-cell office:value-type="float" office:value="0.0001513561248436" calcext:value-type="float">
            <text:p>0.000151356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79096" calcext:value-type="float">
            <text:p>79096</text:p>
          </table:table-cell>
          <table:table-cell office:value-type="float" office:value="823192" calcext:value-type="float">
            <text:p>823192</text:p>
          </table:table-cell>
        </table:table-row>
        <table:table-row table:style-name="ro1">
          <table:table-cell table:formula="of:=10^[.C89]" office:value-type="float" office:value="0.000208929613085404" calcext:value-type="float">
            <text:p>0.0002089296</text:p>
          </table:table-cell>
          <table:table-cell table:formula="of:=10^[.D89]" office:value-type="float" office:value="0.00000000305357434802281" calcext:value-type="float">
            <text:p>3.05357434802281E-09</text:p>
          </table:table-cell>
          <table:table-cell office:value-type="float" office:value="-3.68" calcext:value-type="float">
            <text:p>-3.68</text:p>
          </table:table-cell>
          <table:table-cell office:value-type="float" office:value="-8.515191501395" calcext:value-type="float">
            <text:p>-8.5151915014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3" calcext:value-type="float">
            <text:p>1.0033</text:p>
          </table:table-cell>
          <table:table-cell office:value-type="float" office:value="-4.68" calcext:value-type="float">
            <text:p>-4.68</text:p>
          </table:table-cell>
          <table:table-cell office:value-type="float" office:value="0.0002089296130854" calcext:value-type="float">
            <text:p>0.000208929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37186" calcext:value-type="float">
            <text:p>37186</text:p>
          </table:table-cell>
          <table:table-cell office:value-type="float" office:value="860378" calcext:value-type="float">
            <text:p>860378</text:p>
          </table:table-cell>
        </table:table-row>
        <table:table-row table:style-name="ro1">
          <table:table-cell table:formula="of:=10^[.C90]" office:value-type="float" office:value="0.000288403150312661" calcext:value-type="float">
            <text:p>0.0002884032</text:p>
          </table:table-cell>
          <table:table-cell table:formula="of:=10^[.D90]" office:value-type="float" office:value="0.00000000562016696614366" calcext:value-type="float">
            <text:p>5.62016696614366E-09</text:p>
          </table:table-cell>
          <table:table-cell office:value-type="float" office:value="-3.54" calcext:value-type="float">
            <text:p>-3.54</text:p>
          </table:table-cell>
          <table:table-cell office:value-type="float" office:value="-8.250250782047" calcext:value-type="float">
            <text:p>-8.250250782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4" calcext:value-type="float">
            <text:p>1.0034</text:p>
          </table:table-cell>
          <table:table-cell office:value-type="float" office:value="-4.54" calcext:value-type="float">
            <text:p>-4.54</text:p>
          </table:table-cell>
          <table:table-cell office:value-type="float" office:value="0.0002884031503127" calcext:value-type="float">
            <text:p>0.0002884032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5906" calcext:value-type="float">
            <text:p>15906</text:p>
          </table:table-cell>
          <table:table-cell office:value-type="float" office:value="876284" calcext:value-type="float">
            <text:p>876284</text:p>
          </table:table-cell>
        </table:table-row>
        <table:table-row table:style-name="ro1">
          <table:table-cell table:formula="of:=10^[.C91]" office:value-type="float" office:value="0.000398107170553497" calcext:value-type="float">
            <text:p>0.0003981072</text:p>
          </table:table-cell>
          <table:table-cell table:formula="of:=10^[.D91]" office:value-type="float" office:value="0.00000000562003625820808" calcext:value-type="float">
            <text:p>5.62003625820808E-09</text:p>
          </table:table-cell>
          <table:table-cell office:value-type="float" office:value="-3.4" calcext:value-type="float">
            <text:p>-3.4</text:p>
          </table:table-cell>
          <table:table-cell office:value-type="float" office:value="-8.250260882529" calcext:value-type="float">
            <text:p>-8.2502608825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4" calcext:value-type="float">
            <text:p>1.0034</text:p>
          </table:table-cell>
          <table:table-cell office:value-type="float" office:value="-4.4" calcext:value-type="float">
            <text:p>-4.4</text:p>
          </table:table-cell>
          <table:table-cell office:value-type="float" office:value="0.0003981071705535" calcext:value-type="float">
            <text:p>0.0003981072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9520" calcext:value-type="float">
            <text:p>19520</text:p>
          </table:table-cell>
          <table:table-cell office:value-type="float" office:value="895804" calcext:value-type="float">
            <text:p>895804</text:p>
          </table:table-cell>
        </table:table-row>
        <table:table-row table:style-name="ro1">
          <table:table-cell table:formula="of:=10^[.C92]" office:value-type="float" office:value="0.000549540873857625" calcext:value-type="float">
            <text:p>0.0005495409</text:p>
          </table:table-cell>
          <table:table-cell table:formula="of:=10^[.D92]" office:value-type="float" office:value="0.00000000562003625820808" calcext:value-type="float">
            <text:p>5.62003625820808E-09</text:p>
          </table:table-cell>
          <table:table-cell office:value-type="float" office:value="-3.26" calcext:value-type="float">
            <text:p>-3.26</text:p>
          </table:table-cell>
          <table:table-cell office:value-type="float" office:value="-8.250260882529" calcext:value-type="float">
            <text:p>-8.2502608825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4" calcext:value-type="float">
            <text:p>1.0034</text:p>
          </table:table-cell>
          <table:table-cell office:value-type="float" office:value="-4.26" calcext:value-type="float">
            <text:p>-4.26</text:p>
          </table:table-cell>
          <table:table-cell office:value-type="float" office:value="0.0005495408738577" calcext:value-type="float">
            <text:p>0.00054954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26946" calcext:value-type="float">
            <text:p>26946</text:p>
          </table:table-cell>
          <table:table-cell office:value-type="float" office:value="922750" calcext:value-type="float">
            <text:p>922750</text:p>
          </table:table-cell>
        </table:table-row>
        <table:table-row table:style-name="ro1">
          <table:table-cell table:formula="of:=10^[.C93]" office:value-type="float" office:value="0.000758577575029184" calcext:value-type="float">
            <text:p>0.0007585776</text:p>
          </table:table-cell>
          <table:table-cell table:formula="of:=10^[.D93]" office:value-type="float" office:value="0.00000000562003625820808" calcext:value-type="float">
            <text:p>5.62003625820808E-09</text:p>
          </table:table-cell>
          <table:table-cell office:value-type="float" office:value="-3.12" calcext:value-type="float">
            <text:p>-3.12</text:p>
          </table:table-cell>
          <table:table-cell office:value-type="float" office:value="-8.250260882529" calcext:value-type="float">
            <text:p>-8.2502608825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4" calcext:value-type="float">
            <text:p>1.0034</text:p>
          </table:table-cell>
          <table:table-cell office:value-type="float" office:value="-4.12" calcext:value-type="float">
            <text:p>-4.12</text:p>
          </table:table-cell>
          <table:table-cell office:value-type="float" office:value="0.0007585775750292" calcext:value-type="float">
            <text:p>0.000758577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37195" calcext:value-type="float">
            <text:p>37195</text:p>
          </table:table-cell>
          <table:table-cell office:value-type="float" office:value="959945" calcext:value-type="float">
            <text:p>959945</text:p>
          </table:table-cell>
        </table:table-row>
        <table:table-row table:style-name="ro1">
          <table:table-cell table:formula="of:=10^[.C94]" office:value-type="float" office:value="0.0010471285480509" calcext:value-type="float">
            <text:p>0.0010471285</text:p>
          </table:table-cell>
          <table:table-cell table:formula="of:=10^[.D94]" office:value-type="float" office:value="0.00000000562003625820808" calcext:value-type="float">
            <text:p>5.62003625820808E-09</text:p>
          </table:table-cell>
          <table:table-cell office:value-type="float" office:value="-2.98" calcext:value-type="float">
            <text:p>-2.98</text:p>
          </table:table-cell>
          <table:table-cell office:value-type="float" office:value="-8.250260882529" calcext:value-type="float">
            <text:p>-8.2502608825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4" calcext:value-type="float">
            <text:p>1.0034</text:p>
          </table:table-cell>
          <table:table-cell office:value-type="float" office:value="-3.98" calcext:value-type="float">
            <text:p>-3.98</text:p>
          </table:table-cell>
          <table:table-cell office:value-type="float" office:value="0.001047128548" calcext:value-type="float">
            <text:p>0.0010471285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51344" calcext:value-type="float">
            <text:p>51344</text:p>
          </table:table-cell>
          <table:table-cell office:value-type="float" office:value="1011289" calcext:value-type="float">
            <text:p>1011289</text:p>
          </table:table-cell>
        </table:table-row>
        <table:table-row table:style-name="ro1">
          <table:table-cell table:formula="of:=10^[.C95]" office:value-type="float" office:value="0.00144543977074593" calcext:value-type="float">
            <text:p>0.0014454398</text:p>
          </table:table-cell>
          <table:table-cell table:formula="of:=10^[.D95]" office:value-type="float" office:value="0.00000000562002276520373" calcext:value-type="float">
            <text:p>5.62002276520373E-09</text:p>
          </table:table-cell>
          <table:table-cell office:value-type="float" office:value="-2.84" calcext:value-type="float">
            <text:p>-2.84</text:p>
          </table:table-cell>
          <table:table-cell office:value-type="float" office:value="-8.250261925217" calcext:value-type="float">
            <text:p>-8.2502619252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4" calcext:value-type="float">
            <text:p>1.0034</text:p>
          </table:table-cell>
          <table:table-cell office:value-type="float" office:value="-3.84" calcext:value-type="float">
            <text:p>-3.84</text:p>
          </table:table-cell>
          <table:table-cell office:value-type="float" office:value="0.001445439771" calcext:value-type="float">
            <text:p>0.0014454398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70869" calcext:value-type="float">
            <text:p>70869</text:p>
          </table:table-cell>
          <table:table-cell office:value-type="float" office:value="1082158" calcext:value-type="float">
            <text:p>1082158</text:p>
          </table:table-cell>
        </table:table-row>
        <table:table-row table:style-name="ro1">
          <table:table-cell table:formula="of:=10^[.C96]" office:value-type="float" office:value="0.00199526231496888" calcext:value-type="float">
            <text:p>0.0019952623</text:p>
          </table:table-cell>
          <table:table-cell table:formula="of:=10^[.D96]" office:value-type="float" office:value="0.00000000562002276520373" calcext:value-type="float">
            <text:p>5.62002276520373E-09</text:p>
          </table:table-cell>
          <table:table-cell office:value-type="float" office:value="-2.7" calcext:value-type="float">
            <text:p>-2.7</text:p>
          </table:table-cell>
          <table:table-cell office:value-type="float" office:value="-8.250261925217" calcext:value-type="float">
            <text:p>-8.2502619252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4" calcext:value-type="float">
            <text:p>1.0034</text:p>
          </table:table-cell>
          <table:table-cell office:value-type="float" office:value="-3.7" calcext:value-type="float">
            <text:p>-3.7</text:p>
          </table:table-cell>
          <table:table-cell office:value-type="float" office:value="0.001995262315" calcext:value-type="float">
            <text:p>0.0019952623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97833" calcext:value-type="float">
            <text:p>97833</text:p>
          </table:table-cell>
          <table:table-cell office:value-type="float" office:value="1179991" calcext:value-type="float">
            <text:p>1179991</text:p>
          </table:table-cell>
        </table:table-row>
        <table:table-row table:style-name="ro1">
          <table:table-cell table:formula="of:=10^[.C97]" office:value-type="float" office:value="0.00275422870333817" calcext:value-type="float">
            <text:p>0.0027542287</text:p>
          </table:table-cell>
          <table:table-cell table:formula="of:=10^[.D97]" office:value-type="float" office:value="0.00000000562002276520373" calcext:value-type="float">
            <text:p>5.62002276520373E-09</text:p>
          </table:table-cell>
          <table:table-cell office:value-type="float" office:value="-2.56" calcext:value-type="float">
            <text:p>-2.56</text:p>
          </table:table-cell>
          <table:table-cell office:value-type="float" office:value="-8.250261925217" calcext:value-type="float">
            <text:p>-8.2502619252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4" calcext:value-type="float">
            <text:p>1.0034</text:p>
          </table:table-cell>
          <table:table-cell office:value-type="float" office:value="-3.56" calcext:value-type="float">
            <text:p>-3.56</text:p>
          </table:table-cell>
          <table:table-cell office:value-type="float" office:value="0.002754228703" calcext:value-type="float">
            <text:p>0.0027542287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35047" calcext:value-type="float">
            <text:p>135047</text:p>
          </table:table-cell>
          <table:table-cell office:value-type="float" office:value="1315038" calcext:value-type="float">
            <text:p>1315038</text:p>
          </table:table-cell>
        </table:table-row>
        <table:table-row table:style-name="ro1">
          <table:table-cell table:formula="of:=10^[.C98]" office:value-type="float" office:value="0.00380189396320561" calcext:value-type="float">
            <text:p>0.003801894</text:p>
          </table:table-cell>
          <table:table-cell table:formula="of:=10^[.D98]" office:value-type="float" office:value="0.00000000562002276520373" calcext:value-type="float">
            <text:p>5.62002276520373E-09</text:p>
          </table:table-cell>
          <table:table-cell office:value-type="float" office:value="-2.42" calcext:value-type="float">
            <text:p>-2.42</text:p>
          </table:table-cell>
          <table:table-cell office:value-type="float" office:value="-8.250261925217" calcext:value-type="float">
            <text:p>-8.2502619252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4" calcext:value-type="float">
            <text:p>1.0034</text:p>
          </table:table-cell>
          <table:table-cell office:value-type="float" office:value="-3.42" calcext:value-type="float">
            <text:p>-3.42</text:p>
          </table:table-cell>
          <table:table-cell office:value-type="float" office:value="0.003801893963" calcext:value-type="float">
            <text:p>0.003801894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186417" calcext:value-type="float">
            <text:p>186417</text:p>
          </table:table-cell>
          <table:table-cell office:value-type="float" office:value="1501455" calcext:value-type="float">
            <text:p>1501455</text:p>
          </table:table-cell>
        </table:table-row>
        <table:table-row table:style-name="ro1">
          <table:table-cell table:formula="of:=10^[.C99]" office:value-type="float" office:value="0.00524807460249773" calcext:value-type="float">
            <text:p>0.0052480746</text:p>
          </table:table-cell>
          <table:table-cell table:formula="of:=10^[.D99]" office:value-type="float" office:value="0.00000000562002276520373" calcext:value-type="float">
            <text:p>5.62002276520373E-09</text:p>
          </table:table-cell>
          <table:table-cell office:value-type="float" office:value="-2.28" calcext:value-type="float">
            <text:p>-2.28</text:p>
          </table:table-cell>
          <table:table-cell office:value-type="float" office:value="-8.250261925217" calcext:value-type="float">
            <text:p>-8.2502619252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4" calcext:value-type="float">
            <text:p>1.0034</text:p>
          </table:table-cell>
          <table:table-cell office:value-type="float" office:value="-3.28" calcext:value-type="float">
            <text:p>-3.28</text:p>
          </table:table-cell>
          <table:table-cell office:value-type="float" office:value="0.005248074602" calcext:value-type="float">
            <text:p>0.005248074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257327" calcext:value-type="float">
            <text:p>257327</text:p>
          </table:table-cell>
          <table:table-cell office:value-type="float" office:value="1758782" calcext:value-type="float">
            <text:p>1758782</text:p>
          </table:table-cell>
        </table:table-row>
        <table:table-row table:style-name="ro1">
          <table:table-cell table:formula="of:=10^[.C100]" office:value-type="float" office:value="0.0072443596007499" calcext:value-type="float">
            <text:p>0.0072443596</text:p>
          </table:table-cell>
          <table:table-cell table:formula="of:=10^[.D100]" office:value-type="float" office:value="0.00000000562002123350506" calcext:value-type="float">
            <text:p>5.62002123350506E-09</text:p>
          </table:table-cell>
          <table:table-cell office:value-type="float" office:value="-2.14" calcext:value-type="float">
            <text:p>-2.14</text:p>
          </table:table-cell>
          <table:table-cell office:value-type="float" office:value="-8.250262043581" calcext:value-type="float">
            <text:p>-8.250262043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4" calcext:value-type="float">
            <text:p>1.0034</text:p>
          </table:table-cell>
          <table:table-cell office:value-type="float" office:value="-3.14" calcext:value-type="float">
            <text:p>-3.14</text:p>
          </table:table-cell>
          <table:table-cell office:value-type="float" office:value="0.007244359601" calcext:value-type="float">
            <text:p>0.0072443596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355206" calcext:value-type="float">
            <text:p>355206</text:p>
          </table:table-cell>
          <table:table-cell office:value-type="float" office:value="2113988" calcext:value-type="float">
            <text:p>2113988</text:p>
          </table:table-cell>
        </table:table-row>
        <table:table-row table:style-name="ro1">
          <table:table-cell table:formula="of:=10^[.C101]" office:value-type="float" office:value="0.01" calcext:value-type="float">
            <text:p>0.01</text:p>
          </table:table-cell>
          <table:table-cell table:formula="of:=10^[.D101]" office:value-type="float" office:value="0.00000000562002123350506" calcext:value-type="float">
            <text:p>5.62002123350506E-09</text:p>
          </table:table-cell>
          <table:table-cell office:value-type="float" office:value="-2" calcext:value-type="float">
            <text:p>-2</text:p>
          </table:table-cell>
          <table:table-cell office:value-type="float" office:value="-8.250262043581" calcext:value-type="float">
            <text:p>-8.250262043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1.0034" calcext:value-type="float">
            <text:p>1.0034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490326" calcext:value-type="float">
            <text:p>490326</text:p>
          </table:table-cell>
          <table:table-cell office:value-type="float" office:value="2604314" calcext:value-type="float">
            <text:p>26043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5T21:02:22.958287136</dc:date>
    <meta:editing-duration>PT13M38S</meta:editing-duration>
    <meta:editing-cycles>3</meta:editing-cycles>
    <meta:generator>LibreOffice/5.0.3.2$Linux_X86_64 LibreOffice_project/00$Build-2</meta:generator>
    <meta:document-statistic meta:table-count="1" meta:cell-count="1111" meta:object-count="0"/>
  </office:meta>
</office:document-meta>
</file>